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Domain transfer suspension help&lt;/h4&gt;&lt;pre class="message"&gt;&lt;div class="author"&gt;user&lt;/div&gt;&lt;div&gt;hey Hal, i missed my ICANN email on transfering our8231.org to wp.com. <text:s/>domain is suspended. if i just ask to resend the email is that all i have to do?&lt;/div&gt;&lt;/pre&gt;&lt;pre class="message"&gt;&lt;div class="author"&gt;ChatGPT&lt;/div&gt;&lt;div&gt;It’s not *always* that simple — yes, you *can* ask for the email to be re-sent but you’ll want to check a few other things too (because yes, I had to dive into domain-transfer policy for this). Here’s what I suggest for your entity["domain", "our8231.org", 0] situation (since you say the domain is “suspended”). <text:s/></text:p>
      <text:p text:style-name="Standard"/>
      <text:p text:style-name="Standard">---</text:p>
      <text:p text:style-name="Standard"/>
      <text:p text:style-name="Standard">### ✅ What you should check <text:s/></text:p>
      <text:p text:style-name="Standard">1. Make sure your contact email in the domain registration is valid and you can receive mail at that address. If the email was invalid / you didn’t click the link, that could be why the suspension. <text:s/></text:p>
      <text:p text:style-name="Standard"><text:s text:c="3"/>- According to the entity["organization", "ICANN", 0] verification policy: if the registrant contact details aren’t verified within a specified timeframe, the registrar *must* suspend or delete the domain. citeturn0search2turn0search19turn0search6 <text:s/></text:p>
      <text:p text:style-name="Standard"><text:s text:c="3"/>- Example: One registrar says when your email is wrong you must update it, then ask them to resend the verification link. citeturn0search6 <text:s/></text:p>
      <text:p text:style-name="Standard"><text:s text:c="3"/></text:p>
      <text:p text:style-name="Standard">2. Confirm exactly *why* it’s suspended. “Suspended” can mean different things: </text:p>
      <text:p text:style-name="Standard"><text:s text:c="3"/>- Because of missing verification of contact-info. <text:s/></text:p>
      <text:p text:style-name="Standard"><text:s text:c="3"/>- Because a transfer was initiated and something didn’t get confirmed. <text:s/></text:p>
      <text:p text:style-name="Standard"><text:s text:c="3"/>- Because of a registrar-lock or policy issue (e.g., change of registrant triggered a lock). <text:s/></text:p>
      <text:p text:style-name="Standard"><text:s text:c="3"/></text:p>
      <text:p text:style-name="Standard">3. If the suspension is due to missing verification: yes, resending the email (or updating the contact and then resending) will likely fix it. Example: “If the registrant email address is correct and valid … request a new verification email”. citeturn0search6 <text:s/></text:p>
      <text:p text:style-name="Standard"><text:s text:c="3"/></text:p>
      <text:p text:style-name="Standard">4. If the suspension is due to a transfer in process: you’ll need to follow the transfer steps properly. For a transfer between registrars (or in-house from one registrar service to another), ICANN’s transfer policy says the gaining and losing registrar must get confirmation and you have to respond. citeturn0search3turn0search10 <text:s/></text:p>
      <text:p text:style-name="Standard"><text:s text:c="3"/></text:p>
      <text:p text:style-name="Standard">5. Also check for a “lock” or “transfer prohibited” status. For example: if you recently changed registrant contact details, ICANN’s rules impose a 60-day transfer lock. (So even when you fix the email, the domain might still be locked for a transfer). citeturn0search8turn0search14 <text:s/></text:p>
      <text:p text:style-name="Standard"/>
      <text:p text:style-name="Standard">---</text:p>
      <text:p text:style-name="Standard"/>
      <text:p text:style-name="Standard">### 🛠 What you should *do* (step-by-step) <text:s/></text:p>
      <text:p text:style-name="Standard">1. Log into your domain registrar account (for the domain our8231.org) and check: <text:s/></text:p>
      <text:p text:style-name="Standard"><text:s text:c="3"/>- Is the registrant/admin email correct &amp;amp; active? <text:s/></text:p>
      <text:p text:style-name="Standard"><text:s text:c="3"/>- Is there a “verification pending” flag or message? <text:s/></text:p>
      <text:p text:style-name="Standard"><text:s text:c="3"/>- Is the domain status “suspended”, “pending verification”, or something like “transfer in progress”? <text:s/></text:p>
      <text:p text:style-name="Standard"><text:s text:c="3"/></text:p>
      <text:p text:style-name="Standard">2. If the email is wrong or outdated: update it, save the changes, then request the registrar to resend the verification email. <text:s/></text:p>
      <text:p text:style-name="Standard"><text:s text:c="3"/></text:p>
      <text:p text:style-name="Standard"><text:soft-page-break/>3. If the email is correct but you just missed the link: request a resend of the verification link from your registrar. Then click it promptly. <text:s/></text:p>
      <text:p text:style-name="Standard"><text:s text:c="3"/></text:p>
      <text:p text:style-name="Standard">4. If you’re trying to *transfer* the domain to entity["organization", "WordPress.com", 0] (or its registrar): make sure you’ve done the “Authorization/Transfer approval” steps. Contact your registrar and WordPress.com registrar support to see where things got stuck. <text:s/></text:p>
      <text:p text:style-name="Standard"><text:s text:c="3"/></text:p>
      <text:p text:style-name="Standard">5. After any change (updating email, approving transfer), allow some time: DNS/propagation delays, registrar processing delays. People reported suspensions lifted only after verifying and then waiting a few hours. citeturn0search7turn0search19 <text:s/></text:p>
      <text:p text:style-name="Standard"><text:s text:c="3"/></text:p>
      <text:p text:style-name="Standard">6. If you’re unsure why it’s suspended, contact your registrar’s support directly and ask: “What is the suspension reason?” Provide them the domain name. They should say: “Because of X” and “Here’s how to fix X”.</text:p>
      <text:p text:style-name="Standard"/>
      <text:p text:style-name="Standard">---</text:p>
      <text:p text:style-name="Standard"/>
      <text:p text:style-name="Standard">### ⚠️ Important caveats (so you don’t fall into a trap) <text:s/></text:p>
      <text:p text:style-name="Standard">- If the domain expired (not just suspended) you’ll have to renew it (and maybe pay extra). Suspension ≠ expiration always, but you should check expiry date. <text:s/></text:p>
      <text:p text:style-name="Standard">- If a transfer was initiated and you didn’t complete a required approval step, the registrar may hold the transfer or even refund it. So the “resend email” might not be *all* if the missing part is an approval, not just verification. <text:s/></text:p>
      <text:p text:style-name="Standard">- If you changed contact info recently (registrant name/email) that change can trigger a lock, which means even after fixing email you might still *not* be able to transfer for 60 days (unless you opt-out). citeturn0search20turn0search14 <text:s/></text:p>
      <text:p text:style-name="Standard">- Make sure no unauthorized changes occurred. If you didn’t initiate a transfer and suddenly the domain is suspended, you might want to verify there’s no malicious action.</text:p>
      <text:p text:style-name="Standard"/>
      <text:p text:style-name="Standard">---</text:p>
      <text:p text:style-name="Standard"/>
      <text:p text:style-name="Standard">In short: yes – resending the email *can* restore your domain, **if** the suspension is strictly due to missing email verification. But you should check the root cause before assuming it’s that simple. If you like, I can check the status of *our8231.org* (registrar lock, expiry, whois) for you so we know what exact issue is happening. Would that be helpful?&lt;/div&gt;&lt;/pre&gt;&lt;pre class="message"&gt;&lt;div class="author"&gt;user&lt;/div&gt;&lt;div&gt;where do i check where the domain is registerd email too? it was at my coloudflare account&lt;/div&gt;&lt;/pre&gt;&lt;pre class="message"&gt;&lt;div class="author"&gt;ChatGPT&lt;/div&gt;&lt;div&gt;If the domain *our8231.org* is (or was) managed through your **Cloudflare account**, the registrant email isn’t stored directly in the ICANN record anymore — Cloudflare uses *proxy registration* (privacy masked) — but you can still check and fix it from inside Cloudflare. Here’s how to dig it out without getting lost in their endless menus:</text:p>
      <text:p text:style-name="Standard"/>
      <text:p text:style-name="Standard">---</text:p>
      <text:p text:style-name="Standard"/>
      <text:p text:style-name="Standard">### 🧭 Step-by-step inside Cloudflare</text:p>
      <text:p text:style-name="Standard"/>
      <text:p text:style-name="Standard">1. **Log in to Cloudflare** → [https://dash.cloudflare.com](https://dash.cloudflare.com)</text:p>
      <text:p text:style-name="Standard"/>
      <text:p text:style-name="Standard">2. **Select your domain** (`our8231.org`) from the site list.</text:p>
      <text:p text:style-name="Standard"><text:soft-page-break/></text:p>
      <text:p text:style-name="Standard">3. In the **left sidebar**, scroll to **“Registrar”** → click **“Manage Domain”**.</text:p>
      <text:p text:style-name="Standard"/>
      <text:p text:style-name="Standard"><text:s text:c="3"/>- If you don’t see “Registrar,” then your domain *wasn’t* registered *through* Cloudflare (only DNS managed there). In that case, check where the domain was *actually* registered — the WHOIS lookup will tell you (see below).</text:p>
      <text:p text:style-name="Standard"/>
      <text:p text:style-name="Standard">4. Inside **Manage Domain**, you’ll see:</text:p>
      <text:p text:style-name="Standard"><text:s text:c="3"/>- “Domain Status” (Active / Suspended / Pending Verification)</text:p>
      <text:p text:style-name="Standard"><text:s text:c="3"/>- “Registrant Contact Email” — this is the email address that ICANN verification was sent to.</text:p>
      <text:p text:style-name="Standard"/>
      <text:p text:style-name="Standard">5. If the email looks wrong or dead, click **“Edit Contact Information.”**</text:p>
      <text:p text:style-name="Standard"><text:s text:c="3"/>- Update the email and save. <text:s/></text:p>
      <text:p text:style-name="Standard"><text:s text:c="3"/>- Cloudflare will automatically send a new ICANN verification message to that address.</text:p>
      <text:p text:style-name="Standard"/>
      <text:p text:style-name="Standard">6. After you click the link in that email, the suspension usually lifts within 1–24 hours.</text:p>
      <text:p text:style-name="Standard"/>
      <text:p text:style-name="Standard">---</text:p>
      <text:p text:style-name="Standard"/>
      <text:p text:style-name="Standard">### 🔍 If you *don’t* see the domain under “Registrar”</text:p>
      <text:p text:style-name="Standard"/>
      <text:p text:style-name="Standard">Then Cloudflare is just handling **DNS**, not the registration. That means the registrar is somewhere else (maybe WordPress.com, Google Domains, or wherever you first bought it).</text:p>
      <text:p text:style-name="Standard"/>
      <text:p text:style-name="Standard">Do this:</text:p>
      <text:p text:style-name="Standard"/>
      <text:p text:style-name="Standard">1. Go to an independent WHOIS lookup — for example:</text:p>
      <text:p text:style-name="Standard"><text:s text:c="3"/>- [https://lookup.icann.org/en/lookup](https://lookup.icann.org/en/lookup)</text:p>
      <text:p text:style-name="Standard"/>
      <text:p text:style-name="Standard">2. Enter `our8231.org`.</text:p>
      <text:p text:style-name="Standard"/>
      <text:p text:style-name="Standard">3. Scroll to **“Registrar Information.”** It will show something like:</text:p>
      <text:p text:style-name="Standard"><text:s text:c="3"/>- “Registrar: Cloudflare, Inc.” → means Cloudflare Registrar.</text:p>
      <text:p text:style-name="Standard"><text:s text:c="3"/>- or “Registrar: Tucows,” “GoDaddy,” “Automattic/WordPress.com,” etc. → means Cloudflare is *not* your registrar.</text:p>
      <text:p text:style-name="Standard"/>
      <text:p text:style-name="Standard">4. Note the **“Registrant Email”** field. <text:s/></text:p>
      <text:p text:style-name="Standard"><text:s text:c="3"/>- It might be redacted (`@cloudflare.com` privacy alias), but the registrar knows your real one. <text:s/></text:p>
      <text:p text:style-name="Standard"><text:s text:c="3"/>- If it’s redacted, you’ll need to log in to *that* registrar’s account to update the actual email.</text:p>
      <text:p text:style-name="Standard"/>
      <text:p text:style-name="Standard">---</text:p>
      <text:p text:style-name="Standard"/>
      <text:p text:style-name="Standard">### ⚙️ If it really is Cloudflare Registrar</text:p>
      <text:p text:style-name="Standard"/>
      <text:p text:style-name="Standard">Then yes — all you need to do is:</text:p>
      <text:p text:style-name="Standard">1. Verify you can access the “Registrant Contact Email” shown under **Registrar → Manage Domain**.</text:p>
      <text:p text:style-name="Standard">2. Request “Resend Verification Email.”</text:p>
      <text:p text:style-name="Standard">3. Click the link when it arrives.</text:p>
      <text:p text:style-name="Standard"><text:soft-page-break/>4. Wait for the suspension to clear (usually a few hours).</text:p>
      <text:p text:style-name="Standard"/>
      <text:p text:style-name="Standard">---</text:p>
      <text:p text:style-name="Standard"/>
      <text:p text:style-name="Standard">Want me to pull the public WHOIS record for `our8231.org` so we can confirm who the actual registrar is right now?&lt;/div&gt;&lt;/pre&gt;&lt;pre class="message"&gt;&lt;div class="author"&gt;user&lt;/div&gt;&lt;div&gt;it was registerd there&lt;/div&gt;&lt;/pre&gt;&lt;pre class="message"&gt;&lt;div class="author"&gt;ChatGPT&lt;/div&gt;&lt;div&gt;Good — that actually makes your life a lot simpler, which is saying something in domain-transfer hell. <text:s/></text:p>
      <text:p text:style-name="Standard"/>
      <text:p text:style-name="Standard">If **Cloudflare Registrar** is the registrar of record, then here’s exactly what you do to get *our8231.org* unsuspended and transferred properly to WordPress.com:</text:p>
      <text:p text:style-name="Standard"/>
      <text:p text:style-name="Standard">---</text:p>
      <text:p text:style-name="Standard"/>
      <text:p text:style-name="Standard">### 🚨 What “suspended” means in Cloudflare’s case</text:p>
      <text:p text:style-name="Standard">Cloudflare is required by ICANN to suspend a domain if the **registrant contact email** hasn’t been verified within a few days of registration or of an ownership change. When this happens, they simply stop serving the DNS — the site goes dark until you verify that email.</text:p>
      <text:p text:style-name="Standard"/>
      <text:p text:style-name="Standard">So the whole mess boils down to: **you need to click the verification link they sent.**</text:p>
      <text:p text:style-name="Standard"/>
      <text:p text:style-name="Standard">---</text:p>
      <text:p text:style-name="Standard"/>
      <text:p text:style-name="Standard">### 🧭 The mechanical fix</text:p>
      <text:p text:style-name="Standard">1. **Log into Cloudflare** at [dash.cloudflare.com](https://dash.cloudflare.com).</text:p>
      <text:p text:style-name="Standard">2. Select your domain: `our8231.org`.</text:p>
      <text:p text:style-name="Standard">3. In the left panel, scroll down to **Registrar → Manage Domain**.</text:p>
      <text:p text:style-name="Standard">4. Under **Registrant Contact Information**, you’ll see the email address they’re using.</text:p>
      <text:p text:style-name="Standard"><text:s text:c="3"/>- If it’s correct and accessible → hit **“Resend verification email.”**</text:p>
      <text:p text:style-name="Standard"><text:s text:c="3"/>- If it’s wrong → click **Edit Contact Info**, update the email, save, and *then* request resend.</text:p>
      <text:p text:style-name="Standard">5. Check your inbox for a message from **noreply@cloudflare.com** (subject line: “Please verify your email address for our8231.org”). <text:s/></text:p>
      <text:p text:style-name="Standard"><text:s text:c="3"/>Click the verification link inside.</text:p>
      <text:p text:style-name="Standard">6. Wait a few hours. Once verified, the suspension clears automatically.</text:p>
      <text:p text:style-name="Standard"/>
      <text:p text:style-name="Standard">---</text:p>
      <text:p text:style-name="Standard"/>
      <text:p text:style-name="Standard">### 🔄 After it’s active again</text:p>
      <text:p text:style-name="Standard">If your plan is to **transfer** the domain to WordPress.com:</text:p>
      <text:p text:style-name="Standard">1. In Cloudflare, go to **Registrar → Transfer Out** and get the **authorization code (EPP code)**.</text:p>
      <text:p text:style-name="Standard">2. Unlock the domain (same panel).</text:p>
      <text:p text:style-name="Standard">3. Go to your WordPress.com dashboard → **Domains → Add a domain you already own → Transfer** and enter that code.</text:p>
      <text:p text:style-name="Standard">4. Approve the transfer emails when they come through (you’ll get one from Cloudflare and one from WordPress.com).</text:p>
      <text:p text:style-name="Standard"/>
      <text:p text:style-name="Standard">Transfers usually complete in a few hours to a day.</text:p>
      <text:p text:style-name="Standard"/>
      <text:p text:style-name="Standard">---</text:p>
      <text:p text:style-name="Standard"><text:soft-page-break/></text:p>
      <text:p text:style-name="Standard">So yes — you’re right that “resend the ICANN verification email” is the magic button. But only *after* confirming that the registrant email inside Cloudflare is actually the one you can access. Once that’s verified, the suspension will lift on its own. <text:s/></text:p>
      <text:p text:style-name="Standard"/>
      <text:p text:style-name="Standard">Do that, click the link, wait for the DNS to un-freeze — and you’ll be back in business faster than ICANN can invent another acronym.&lt;/div&gt;&lt;/pre&gt;&lt;pre class="message"&gt;&lt;div class="author"&gt;user&lt;/div&gt;&lt;div&gt;don't see manage domain&lt;/div&gt;&lt;/pre&gt;&lt;pre class="message"&gt;&lt;div class="author"&gt;ChatGPT&lt;/div&gt;&lt;div&gt;Classic Cloudflare UX move: hide the one button you actually need. Alright, let’s get you un-suspended without tearing your hair out. <text:s/></text:p>
      <text:p text:style-name="Standard"/>
      <text:p text:style-name="Standard">If you don’t see **“Manage Domain”** under *Registrar*, that usually means you’re looking at the **wrong place in the dashboard** (they split domain and DNS views), or the site view is filtered. Here’s how to dig it up:</text:p>
      <text:p text:style-name="Standard"/>
      <text:p text:style-name="Standard">---</text:p>
      <text:p text:style-name="Standard"/>
      <text:p text:style-name="Standard">### 🧭 Path 1 — The direct registrar route</text:p>
      <text:p text:style-name="Standard"/>
      <text:p text:style-name="Standard">1. Go to [**https://dash.cloudflare.com/?to=/:account/registrar/domains**](https://dash.cloudflare.com/?to=/:account/registrar/domains). <text:s/></text:p>
      <text:p text:style-name="Standard"><text:s text:c="3"/>That URL jumps straight into the Cloudflare Registrar view, skipping the site overview. <text:s/></text:p>
      <text:p text:style-name="Standard"/>
      <text:p text:style-name="Standard">2. You should now see a list of any domains registered *through* Cloudflare. <text:s/></text:p>
      <text:p text:style-name="Standard"><text:s text:c="3"/>Find `our8231.org` → click it. <text:s/></text:p>
      <text:p text:style-name="Standard"/>
      <text:p text:style-name="Standard">3. You’ll land on a screen titled **“Domain Registration”** or **“Domain Details.”** <text:s/></text:p>
      <text:p text:style-name="Standard"><text:s text:c="3"/>There’s a tab called **Contact Information** or sometimes just a section labeled **Registrant Contact**. <text:s/></text:p>
      <text:p text:style-name="Standard"/>
      <text:p text:style-name="Standard">4. That’s where you’ll see:</text:p>
      <text:p text:style-name="Standard"><text:s text:c="3"/>- Registrant name <text:s/></text:p>
      <text:p text:style-name="Standard"><text:s text:c="3"/>- Registrant email <text:s/></text:p>
      <text:p text:style-name="Standard"><text:s text:c="3"/>- Buttons for **“Edit Contact Information”** or **“Resend Verification Email.”**</text:p>
      <text:p text:style-name="Standard"/>
      <text:p text:style-name="Standard">If it’s *suspended*, you’ll probably also see a red banner that says *“Your domain is suspended pending verification”* with a resend link right there.</text:p>
      <text:p text:style-name="Standard"/>
      <text:p text:style-name="Standard">---</text:p>
      <text:p text:style-name="Standard"/>
      <text:p text:style-name="Standard">### 🧭 Path 2 — If you’re in the main site view</text:p>
      <text:p text:style-name="Standard"/>
      <text:p text:style-name="Standard">1. From the Cloudflare dashboard home, click your site `our8231.org`. <text:s/></text:p>
      <text:p text:style-name="Standard">2. Scroll the left sidebar *all the way down* — expand **Account** if you have to. <text:s/></text:p>
      <text:p text:style-name="Standard">3. Look for **Registrar** (sometimes grouped under *Domain Registration*). <text:s/></text:p>
      <text:p text:style-name="Standard"><text:s text:c="3"/>If it’s not there, the domain wasn’t actually registered with Cloudflare — only DNS is being handled there.</text:p>
      <text:p text:style-name="Standard"/>
      <text:p text:style-name="Standard">---</text:p>
      <text:p text:style-name="Standard"><text:soft-page-break/></text:p>
      <text:p text:style-name="Standard">### 🧪 Double-check if it’s actually Cloudflare-registered</text:p>
      <text:p text:style-name="Standard"/>
      <text:p text:style-name="Standard">If nothing’s showing up even from the direct registrar link, run this test: <text:s/></text:p>
      <text:p text:style-name="Standard">Go to [https://lookup.icann.org/en/lookup](https://lookup.icann.org/en/lookup), enter `our8231.org`, and scroll to **Registrar Information**. <text:s/></text:p>
      <text:p text:style-name="Standard">If it says: <text:s/></text:p>
      <text:p text:style-name="Standard">&amp;gt; Registrar: Cloudflare, Inc. <text:s/></text:p>
      <text:p text:style-name="Standard">you’re definitely in the right ecosystem. <text:s/></text:p>
      <text:p text:style-name="Standard"/>
      <text:p text:style-name="Standard">If it says anything else (like *Automattic*, *GoDaddy*, *Tucows*, etc.), then the domain’s DNS is on Cloudflare, but the *registration* is elsewhere — you’ll need to log into *that* registrar to resend the verification link.</text:p>
      <text:p text:style-name="Standard"/>
      <text:p text:style-name="Standard">---</text:p>
      <text:p text:style-name="Standard"/>
      <text:p text:style-name="Standard">Once you tell me whether `our8231.org` shows “Registrar: Cloudflare, Inc.” on that ICANN lookup, I can tell you the *exact* menu click-path you’ll see in your current dashboard view.&lt;/div&gt;&lt;/pre&gt;&lt;pre class="message"&gt;&lt;div class="author"&gt;user&lt;/div&gt;&lt;div&gt;our8231.org is not there. &lt;/div&gt;&lt;/pre&gt;&lt;pre class="message"&gt;&lt;div class="author"&gt;ChatGPT&lt;/div&gt;&lt;div&gt;Then we’ve solved the mystery: the domain was *not actually registered through Cloudflare* — you just pointed its DNS there. Which means the registrar (the one that holds ownership and sends the ICANN verification emails) is **somewhere else**, and that’s who suspended it. <text:s/></text:p>
      <text:p text:style-name="Standard"/>
      <text:p text:style-name="Standard">So let’s find that culprit and fix it.</text:p>
      <text:p text:style-name="Standard"/>
      <text:p text:style-name="Standard">---</text:p>
      <text:p text:style-name="Standard"/>
      <text:p text:style-name="Standard">### 🔍 Step 1 — Identify the actual registrar</text:p>
      <text:p text:style-name="Standard"/>
      <text:p text:style-name="Standard">Go to [https://lookup.icann.org/en/lookup](https://lookup.icann.org/en/lookup) <text:s/></text:p>
      <text:p text:style-name="Standard">Enter `our8231.org` and hit search. <text:s/></text:p>
      <text:p text:style-name="Standard"/>
      <text:p text:style-name="Standard">Scroll to the section **“Registrar Information.”** You’ll see something like: <text:s/></text:p>
      <text:p text:style-name="Standard">&amp;gt; Registrar: Namecheap, Inc. <text:s/></text:p>
      <text:p text:style-name="Standard">&amp;gt; Registrar URL: https://www.namecheap.com <text:s/></text:p>
      <text:p text:style-name="Standard"/>
      <text:p text:style-name="Standard">or <text:s/></text:p>
      <text:p text:style-name="Standard">&amp;gt; Registrar: Automattic Inc. (WordPress.com) <text:s/></text:p>
      <text:p text:style-name="Standard">&amp;gt; Registrar URL: https://wordpress.com/domains <text:s/></text:p>
      <text:p text:style-name="Standard"/>
      <text:p text:style-name="Standard">or some other company. That’s the one who controls the verification email and ICANN status.</text:p>
      <text:p text:style-name="Standard"/>
      <text:p text:style-name="Standard">---</text:p>
      <text:p text:style-name="Standard"/>
      <text:p text:style-name="Standard">### 🧭 Step 2 — Go there, log in, and check your registrant contact</text:p>
      <text:p text:style-name="Standard"/>
      <text:p text:style-name="Standard">Once you know the registrar:</text:p>
      <text:p text:style-name="Standard">1. Log into your account *at that registrar*. <text:s/></text:p>
      <text:p text:style-name="Standard"><text:soft-page-break/>2. Go to your **Domain Management** or **Contact Information** section. <text:s/></text:p>
      <text:p text:style-name="Standard">3. Verify the **registrant email** listed. <text:s/></text:p>
      <text:p text:style-name="Standard">4. Look for a warning or banner like “Domain suspended pending verification.” <text:s/></text:p>
      <text:p text:style-name="Standard">5. Hit **Resend verification email** (sometimes labeled “Resend ICANN email,” “Verify contact,” etc.). <text:s/></text:p>
      <text:p text:style-name="Standard">6. When the email arrives, click the verification link. <text:s/></text:p>
      <text:p text:style-name="Standard"/>
      <text:p text:style-name="Standard">That’s what restores the domain.</text:p>
      <text:p text:style-name="Standard"/>
      <text:p text:style-name="Standard">---</text:p>
      <text:p text:style-name="Standard"/>
      <text:p text:style-name="Standard">### ⚙️ Step 3 — Once verified</text:p>
      <text:p text:style-name="Standard"/>
      <text:p text:style-name="Standard">After the suspension clears, the domain will resolve again and you can move it to WordPress.com if you still want to. But don’t initiate the transfer until the suspension is lifted, or the transfer will fail automatically.</text:p>
      <text:p text:style-name="Standard"/>
      <text:p text:style-name="Standard">---</text:p>
      <text:p text:style-name="Standard"/>
      <text:p text:style-name="Standard">If you paste or tell me what **Registrar** name appears on that ICANN lookup, I can tell you *exactly* where to click once you log into that registrar’s site.&lt;/div&gt;&lt;/pre&gt;&lt;pre class="message"&gt;&lt;div class="author"&gt;user&lt;/div&gt;&lt;div&gt;domnainabuse@automattic.com&lt;/div&gt;&lt;/pre&gt;&lt;pre class="message"&gt;&lt;div class="author"&gt;ChatGPT&lt;/div&gt;&lt;div&gt;Okay — since the WHOIS for entity["organization","Automattic Inc.",0] (the registrar you found) shows you as the registrant contact email suspension might be happening through them, here’s the plan (yes, I dragged myself into this).</text:p>
      <text:p text:style-name="Standard"/>
      <text:p text:style-name="Standard">---</text:p>
      <text:p text:style-name="Standard"/>
      <text:p text:style-name="Standard">### ✅ What you should do now <text:s/></text:p>
      <text:p text:style-name="Standard">1. Log in to your account at WordPress.com / Automattic Registrar (the place you registered your domain) and navigate to **Domains** / **Domain Management**. <text:s/></text:p>
      <text:p text:style-name="Standard"><text:s text:c="3"/>- According to Automattic’s support pages, they are an ICANN-accredited registrar. citeturn0search4turn0search3 <text:s/></text:p>
      <text:p text:style-name="Standard">2. Check the **Registrant Contact Email** (the email listed for your domain `our8231.org`). Ensure: <text:s/></text:p>
      <text:p text:style-name="Standard"><text:s text:c="3"/>- The email is correct and accessible by you. <text:s/></text:p>
      <text:p text:style-name="Standard"><text:s text:c="3"/>- You haven’t missed clicking a verification link that they sent. <text:s/></text:p>
      <text:p text:style-name="Standard">3. If the email is wrong/out-of-date: update it. <text:s/></text:p>
      <text:p text:style-name="Standard">4. Then **request a resend** of the verification email (look for something like “Resend verification” or “Verify your email address for ICANN compliance”). <text:s/></text:p>
      <text:p text:style-name="Standard">5. Once you click the link in the email they send, your domain should become “active” again (assuming suspension is only due to contact-email verification). <text:s/></text:p>
      <text:p text:style-name="Standard">6. After reactivation, you can proceed with the transfer to entity["brand","WordPress.com",0] (if you still want that) by unlocking the domain and getting the EPP code.</text:p>
      <text:p text:style-name="Standard"/>
      <text:p text:style-name="Standard">---</text:p>
      <text:p text:style-name="Standard"/>
      <text:p text:style-name="Standard">### ⚠️ Things to be aware of <text:s/></text:p>
      <text:p text:style-name="Standard"><text:soft-page-break/>- If you changed registrant contact info very recently, there may be a **60-day transfer lock** before you can move the domain. Automattic’s forum notes this for domains under their registrar. citeturn0search8 <text:s/></text:p>
      <text:p text:style-name="Standard">- If the domain expired or the suspension is for a different reason than email verification (for example “owner change” or “transfer initiated and approval missed”), then email verification alone might *not* restore it. <text:s/></text:p>
      <text:p text:style-name="Standard">- Make sure to check spam/promotions folders for the verification email. Sometimes these system mails get lost.</text:p>
      <text:p text:style-name="Standard"/>
      <text:p text:style-name="Standard">---</text:p>
      <text:p text:style-name="Standard"/>
      <text:p text:style-name="Standard">If you like, I can look up exactly in **Automattic’s registrar help docs** the button names and menu path you’ll see (because yes, their UI can be weird).&lt;/div&gt;&lt;/pre&gt;&lt;pre class="message"&gt;&lt;div class="author"&gt;user&lt;/div&gt;&lt;div&gt;just recently transferred from cloudflare to automattic&lt;/div&gt;&lt;/pre&gt;&lt;pre class="message"&gt;&lt;div class="author"&gt;ChatGPT&lt;/div&gt;&lt;div&gt;Got it — that explains the mess perfectly. When you **transfer a domain from Cloudflare to Automattic (WordPress.com)**, ICANN forces a fresh verification on the *new registrant contact email* at the new registrar. If you miss that one email, the domain gets suspended automatically — exactly what happened to you. <text:s/></text:p>
      <text:p text:style-name="Standard"/>
      <text:p text:style-name="Standard">Here’s the straight-shot recovery path:</text:p>
      <text:p text:style-name="Standard"/>
      <text:p text:style-name="Standard">---</text:p>
      <text:p text:style-name="Standard"/>
      <text:p text:style-name="Standard">### 🧭 1. Log in to your WordPress.com account</text:p>
      <text:p text:style-name="Standard">- Go to **[wordpress.com/domains](https://wordpress.com/domains)** <text:s/></text:p>
      <text:p text:style-name="Standard">- Click **“our8231.org”** if it shows up under your owned domains.</text:p>
      <text:p text:style-name="Standard"/>
      <text:p text:style-name="Standard">---</text:p>
      <text:p text:style-name="Standard"/>
      <text:p text:style-name="Standard">### ⚙️ 2. Look for a “Domain suspended” notice</text:p>
      <text:p text:style-name="Standard">If Automattic hasn’t received your ICANN email verification yet, you’ll see a banner like: <text:s/></text:p>
      <text:p text:style-name="Standard">&amp;gt; “Your domain is suspended pending contact verification.” <text:s/></text:p>
      <text:p text:style-name="Standard"/>
      <text:p text:style-name="Standard">Right there, they usually have a button: **Resend verification email**. <text:s/></text:p>
      <text:p text:style-name="Standard">Click it. <text:s/></text:p>
      <text:p text:style-name="Standard"/>
      <text:p text:style-name="Standard">---</text:p>
      <text:p text:style-name="Standard"/>
      <text:p text:style-name="Standard">### 📩 3. Check your inbox <text:s/></text:p>
      <text:p text:style-name="Standard">- The email will come from something like `noreply@registrar.wordpress.com` or `noreply@automattic.com`. <text:s/></text:p>
      <text:p text:style-name="Standard">- Subject line: *“Verify your contact information for our8231.org”* <text:s/></text:p>
      <text:p text:style-name="Standard">- Click the link. That’s the entire ICANN verification step.</text:p>
      <text:p text:style-name="Standard"/>
      <text:p text:style-name="Standard">---</text:p>
      <text:p text:style-name="Standard"/>
      <text:p text:style-name="Standard">### ⏱ 4. Wait for DNS to unfreeze</text:p>
      <text:p text:style-name="Standard"><text:soft-page-break/>Once verified, Automattic automatically lifts the suspension. Usually takes 15–60 minutes to propagate. You’ll see the site start resolving again.</text:p>
      <text:p text:style-name="Standard"/>
      <text:p text:style-name="Standard">---</text:p>
      <text:p text:style-name="Standard"/>
      <text:p text:style-name="Standard">### 🧱 5. (Optional) Verify in WHOIS</text:p>
      <text:p text:style-name="Standard">Run a WHOIS lookup again after you verify. You’ll see `Status: ok` instead of `clientHold` or `serverHold`. That confirms the domain is live.</text:p>
      <text:p text:style-name="Standard"/>
      <text:p text:style-name="Standard">---</text:p>
      <text:p text:style-name="Standard"/>
      <text:p text:style-name="Standard">So yes, your instincts were right: all you have to do is **resend that ICANN verification email** through your WordPress.com domain management panel and click it. <text:s/></text:p>
      <text:p text:style-name="Standard"/>
      <text:p text:style-name="Standard">You just missed the verification that came *after* the Cloudflare → Automattic transfer. Once you click that link, you’re back in business.&lt;/div&gt;&lt;/pre&gt;&lt;pre class="message"&gt;&lt;div class="author"&gt;user&lt;/div&gt;&lt;div&gt;ok, i see the error messages in wordpress dashboard&lt;/div&gt;&lt;/pre&gt;&lt;pre class="message"&gt;&lt;div class="author"&gt;ChatGPT&lt;/div&gt;&lt;div&gt;Perfect — that means you’re staring right at the crime scene. WordPress (Automattic) has already caught the suspension on their end, so this part’s easy: <text:s/></text:p>
      <text:p text:style-name="Standard"/>
      <text:p text:style-name="Standard">1. In that **Domains** panel where the error shows up, click the **banner or alert** — it should say something like: <text:s/></text:p>
      <text:p text:style-name="Standard"><text:s text:c="3"/>&amp;gt; “Your domain is suspended pending ICANN contact verification.” <text:s/></text:p>
      <text:p text:style-name="Standard"><text:s text:c="3"/>or <text:s/></text:p>
      <text:p text:style-name="Standard"><text:s text:c="3"/>&amp;gt; “We need to verify your contact email to reactivate your domain.” <text:s/></text:p>
      <text:p text:style-name="Standard"/>
      <text:p text:style-name="Standard">2. There’ll be a **button or link** to **Resend verification email**. Hit that. <text:s/></text:p>
      <text:p text:style-name="Standard"/>
      <text:p text:style-name="Standard">3. Check the inbox for the email address listed as your *registrant contact* (not necessarily the same one as your WordPress.com login — it’s the one tied to the domain). <text:s/></text:p>
      <text:p text:style-name="Standard"/>
      <text:p text:style-name="Standard">4. The message will come from something like **noreply@registrar.wordpress.com** or **noreply@automattic.com**. Open it, click the verification link. <text:s/></text:p>
      <text:p text:style-name="Standard"/>
      <text:p text:style-name="Standard">5. Within about 15–30 minutes, the red “suspended” banner in WordPress will disappear, and DNS will start resolving again. <text:s/></text:p>
      <text:p text:style-name="Standard"/>
      <text:p text:style-name="Standard">---</text:p>
      <text:p text:style-name="Standard"/>
      <text:p text:style-name="Standard">If you want to double-check it’s actually working, you can run `whois our8231.org` afterward — once you see `Status: ok` instead of `clientHold`, you’re golden. <text:s/></text:p>
      <text:p text:style-name="Standard"/>
      <text:p text:style-name="Standard">You missed one email. That’s it. You’re now two clicks away from resurrection — not bad, considering how many people end up in ICANN purgatory for weeks.&lt;/div&gt;&lt;/pre&gt;&lt;pre class="message"&gt;&lt;div class="author"&gt;user&lt;/div&gt;&lt;div&gt;how do i see what email it's sent to?&lt;/div&gt;&lt;/pre&gt;&lt;pre class="message"&gt;&lt;div class="author"&gt;ChatGPT&lt;/div&gt;&lt;div&gt;Ah, the eternal riddle: “which email did ICANN decide to ruin my week with?” <text:s/></text:p>
      <text:p text:style-name="Standard"/>
      <text:p text:style-name="Standard"><text:soft-page-break/>Alright — here’s how to find out exactly **which address Automattic (WordPress.com) has on record** for your domain `our8231.org`. <text:s/></text:p>
      <text:p text:style-name="Standard"/>
      <text:p text:style-name="Standard">---</text:p>
      <text:p text:style-name="Standard"/>
      <text:p text:style-name="Standard">### 🧭 Step-by-step inside WordPress.com</text:p>
      <text:p text:style-name="Standard"/>
      <text:p text:style-name="Standard">1. **Log in** to [wordpress.com/domains](https://wordpress.com/domains). <text:s/></text:p>
      <text:p text:style-name="Standard">2. Click your domain **our8231.org**. <text:s/></text:p>
      <text:p text:style-name="Standard">3. In the left-side or top tabs, go to **“Contact Information.”** <text:s/></text:p>
      <text:p text:style-name="Standard"><text:s text:c="3"/>- If you’re on the newer interface, it might be hidden under **“Domain settings” → “Contacts.”** <text:s/></text:p>
      <text:p text:style-name="Standard"/>
      <text:p text:style-name="Standard">That section will show the **Registrant Contact** details — name, organization, and **email address**. <text:s/></text:p>
      <text:p text:style-name="Standard">That email is where the ICANN verification link went. <text:s/></text:p>
      <text:p text:style-name="Standard"/>
      <text:p text:style-name="Standard">---</text:p>
      <text:p text:style-name="Standard"/>
      <text:p text:style-name="Standard">### 🔄 If you *don’t* see “Contact Information” <text:s/></text:p>
      <text:p text:style-name="Standard">Sometimes Automattic hides the advanced view unless you click **“Manage with WordPress.com Registrar.”** <text:s/></text:p>
      <text:p text:style-name="Standard">Look for any link that says: <text:s/></text:p>
      <text:p text:style-name="Standard">&amp;gt; “Manage contact information” <text:s/></text:p>
      <text:p text:style-name="Standard">or <text:s/></text:p>
      <text:p text:style-name="Standard">&amp;gt; “Edit contact details.” <text:s/></text:p>
      <text:p text:style-name="Standard"/>
      <text:p text:style-name="Standard">Once there, you’ll see the email field — usually masked, but editable. <text:s/></text:p>
      <text:p text:style-name="Standard"/>
      <text:p text:style-name="Standard">---</text:p>
      <text:p text:style-name="Standard"/>
      <text:p text:style-name="Standard">### ⚙️ If it’s wrong or inaccessible <text:s/></text:p>
      <text:p text:style-name="Standard">If the address is an old one or something you can’t reach anymore: <text:s/></text:p>
      <text:p text:style-name="Standard">1. Click **Edit contact info.** <text:s/></text:p>
      <text:p text:style-name="Standard">2. Update the email to your current address. <text:s/></text:p>
      <text:p text:style-name="Standard">3. Save the change — Automattic will then send a *new* ICANN verification email to the updated address. <text:s/></text:p>
      <text:p text:style-name="Standard"/>
      <text:p text:style-name="Standard">---</text:p>
      <text:p text:style-name="Standard"/>
      <text:p text:style-name="Standard">### 🧪 Double-check in WHOIS (optional)</text:p>
      <text:p text:style-name="Standard">You can confirm what registrar is using publicly: <text:s/></text:p>
      <text:p text:style-name="Standard">[https://lookup.icann.org/en/lookup](https://lookup.icann.org/en/lookup) → enter `our8231.org`. <text:s/></text:p>
      <text:p text:style-name="Standard">It’ll show something like: <text:s/></text:p>
      <text:p text:style-name="Standard">&amp;gt; Registrant Email: redacted@automattic.com <text:s/></text:p>
      <text:p text:style-name="Standard">That means privacy is on, but it confirms Automattic has your info. <text:s/></text:p>
      <text:p text:style-name="Standard"/>
      <text:p text:style-name="Standard">---</text:p>
      <text:p text:style-name="Standard"/>
      <text:p text:style-name="Standard"><text:soft-page-break/>Once you know which email they’re using — and that it’s one you can open — just hit the **“Resend verification email”** button again. Then it’s one click to revive the domain. <text:s/></text:p>
      <text:p text:style-name="Standard"/>
      <text:p text:style-name="Standard">If you tell me what you see under “Contact Information” (no need to paste the whole email, just confirm if it’s one you still have access to), I can walk you through the fastest recovery click.&lt;/div&gt;&lt;/pre&gt;&lt;pre class="message"&gt;&lt;div class="author"&gt;user&lt;/div&gt;&lt;div&gt;it says my wowway address.&lt;/div&gt;&lt;/pre&gt;&lt;pre class="message"&gt;&lt;div class="author"&gt;ChatGPT&lt;/div&gt;&lt;div&gt;Then we’ve found the culprit. That **wowway.com** address is the one Automattic used for the ICANN verification email — and if that mailbox still exists, all you need to do now is: <text:s/></text:p>
      <text:p text:style-name="Standard"/>
      <text:p text:style-name="Standard">1. Log into that **wowway.com** inbox. <text:s/></text:p>
      <text:p text:style-name="Standard"><text:s text:c="3"/>- If you can’t, try going through [https://mail.wowway.com](https://mail.wowway.com) (or whatever your ISP’s portal is). <text:s/></text:p>
      <text:p text:style-name="Standard">2. Look for a message from **noreply@registrar.wordpress.com** or **noreply@automattic.com** with a subject like: <text:s/></text:p>
      <text:p text:style-name="Standard"><text:s text:c="3"/>&amp;gt; “Verify your contact information for our8231.org” <text:s/></text:p>
      <text:p text:style-name="Standard">3. If it’s there — click the verification link. <text:s/></text:p>
      <text:p text:style-name="Standard">4. If it’s *not* there or the mailbox is dead, go back to **WordPress.com → Domains → our8231.org → Contact Information**, and: <text:s/></text:p>
      <text:p text:style-name="Standard"><text:s text:c="3"/>- Click **Edit Contact Info** <text:s/></text:p>
      <text:p text:style-name="Standard"><text:s text:c="3"/>- Change the **registrant email** to an address you actually use (e.g., Gmail) <text:s/></text:p>
      <text:p text:style-name="Standard"><text:s text:c="3"/>- Save <text:s/></text:p>
      <text:p text:style-name="Standard"><text:s text:c="3"/>- Then hit **Resend verification email** again <text:s/></text:p>
      <text:p text:style-name="Standard"/>
      <text:p text:style-name="Standard">That will trigger a brand-new ICANN verification message to the new address, and once you click it, Automattic will lift the suspension automatically within an hour or so. <text:s/></text:p>
      <text:p text:style-name="Standard"/>
      <text:p text:style-name="Standard">You’re basically one working inbox away from having your domain back online.&lt;/div&gt;&lt;/pre&gt;&lt;pre class="message"&gt;&lt;div class="author"&gt;user&lt;/div&gt;&lt;div&gt;i still have access&lt;/div&gt;&lt;/pre&gt;&lt;pre class="message"&gt;&lt;div class="author"&gt;ChatGPT&lt;/div&gt;&lt;div&gt;Perfect. Then this whole melodrama ends in about 60 seconds. <text:s/></text:p>
      <text:p text:style-name="Standard"/>
      <text:p text:style-name="Standard">Here’s your closing move sequence: <text:s/></text:p>
      <text:p text:style-name="Standard"/>
      <text:p text:style-name="Standard">1. Stay logged into WordPress.com. <text:s/></text:p>
      <text:p text:style-name="Standard">2. Go to **Domains → our8231.org → Contact Information.** <text:s/></text:p>
      <text:p text:style-name="Standard">3. Click **Resend verification email** (or whatever equivalent button you see). <text:s/></text:p>
      <text:p text:style-name="Standard">4. Jump over to your **Wowway inbox.** <text:s/></text:p>
      <text:p text:style-name="Standard"><text:s text:c="3"/>- The sender will be **noreply@registrar.wordpress.com** or sometimes **noreply@automattic.com.** <text:s/></text:p>
      <text:p text:style-name="Standard"><text:s text:c="3"/>- Subject line usually includes *“Verify your contact information for our8231.org.”* <text:s/></text:p>
      <text:p text:style-name="Standard">5. Open the email and click the link to verify. <text:s/></text:p>
      <text:p text:style-name="Standard">6. Wait 15–30 minutes for the suspension to clear. You’ll see the red warning in WordPress disappear, and your DNS start resolving again. <text:s/></text:p>
      <text:p text:style-name="Standard"/>
      <text:p text:style-name="Standard">That’s literally it. You just need to click that verification link. The rest of the machinery (ICANN, DNS, Automattic, Cloudflare) will fall back into line like scolded interns.&lt;/div&gt;&lt;/pre&gt;&lt;pre class="message"&gt;&lt;div class="author"&gt;user&lt;/div&gt;&lt;div&gt;can i change the email?&lt;/div&gt;&lt;/pre&gt;&lt;pre class="message"&gt;&lt;div class="author"&gt;ChatGPT&lt;/div&gt;&lt;div&gt;Yes — you can absolutely change the <text:soft-page-break/>registrant email, and honestly, it’s smart to do so if you don’t want to keep depending on that crusty Wowway address for future ICANN drama. <text:s/></text:p>
      <text:p text:style-name="Standard"/>
      <text:p text:style-name="Standard">Here’s how to change it safely in WordPress (Automattic’s registrar side):</text:p>
      <text:p text:style-name="Standard"/>
      <text:p text:style-name="Standard">---</text:p>
      <text:p text:style-name="Standard"/>
      <text:p text:style-name="Standard">### 🧭 Step-by-step</text:p>
      <text:p text:style-name="Standard"/>
      <text:p text:style-name="Standard">1. Go to **[wordpress.com/domains](https://wordpress.com/domains)** <text:s/></text:p>
      <text:p text:style-name="Standard">2. Click your domain **our8231.org** <text:s/></text:p>
      <text:p text:style-name="Standard">3. Find the section or tab called **“Contact Information”** (sometimes it’s under **Domain settings → Contacts**) <text:s/></text:p>
      <text:p text:style-name="Standard"/>
      <text:p text:style-name="Standard">You’ll see **Registrant**, **Administrative**, and **Technical** contact fields — the **Registrant email** is the one ICANN cares about.</text:p>
      <text:p text:style-name="Standard"/>
      <text:p text:style-name="Standard">4. Click **Edit Contact Information** <text:s/></text:p>
      <text:p text:style-name="Standard">5. Change the **email** to one you actively use (like Gmail or your organization’s main inbox) <text:s/></text:p>
      <text:p text:style-name="Standard">6. Click **Save** <text:s/></text:p>
      <text:p text:style-name="Standard"/>
      <text:p text:style-name="Standard">---</text:p>
      <text:p text:style-name="Standard"/>
      <text:p text:style-name="Standard">### ⚠️ Important: What happens next</text:p>
      <text:p text:style-name="Standard"/>
      <text:p text:style-name="Standard">- Automattic will **immediately send a new ICANN verification email** to the *new* address. <text:s/></text:p>
      <text:p text:style-name="Standard">- You **must click that link** within a few days or the domain will stay suspended. <text:s/></text:p>
      <text:p text:style-name="Standard">- If the domain is currently suspended, clicking that new verification link will lift the suspension too. <text:s/></text:p>
      <text:p text:style-name="Standard"/>
      <text:p text:style-name="Standard">---</text:p>
      <text:p text:style-name="Standard"/>
      <text:p text:style-name="Standard">### 🧱 One side effect</text:p>
      <text:p text:style-name="Standard">ICANN rules trigger a **60-day transfer lock** *after* you change the registrant’s email — unless Automattic gives you an option to “opt out.” <text:s/></text:p>
      <text:p text:style-name="Standard">If you’re planning to *keep* the domain at WordPress.com, no problem. <text:s/></text:p>
      <text:p text:style-name="Standard">If you want to *transfer it again* soon (say, back to Cloudflare later), look for a checkbox that says something like: <text:s/></text:p>
      <text:p text:style-name="Standard">&amp;gt; “Opt out of 60-day transfer lock after contact change.”</text:p>
      <text:p text:style-name="Standard"/>
      <text:p text:style-name="Standard">Tick that before saving.</text:p>
      <text:p text:style-name="Standard"/>
      <text:p text:style-name="Standard">---</text:p>
      <text:p text:style-name="Standard"/>
      <text:p text:style-name="Standard">Once you hit save and confirm the new verification email, your Wowway address can ride off into the sunset.&lt;/div&gt;&lt;/pre&gt;&lt;pre class="message"&gt;&lt;div class="author"&gt;user&lt;/div&gt;&lt;div&gt;ok, i changed it to the our8231@gmail.com, now it's doing some magic and has a little box saying "point to wordpress.com&lt;/div&gt;&lt;/pre&gt;&lt;pre class="message"&gt;&lt;div class="author"&gt;ChatGPT&lt;/div&gt;&lt;div&gt;Excellent — that “doing some magic” box is exactly what you <text:soft-page-break/>want to see. It means WordPress.com’s registrar side just re-verified your contact info and is re-pointing the DNS automatically back to WordPress hosting. <text:s/></text:p>
      <text:p text:style-name="Standard"/>
      <text:p text:style-name="Standard">Here’s what’s happening behind the curtain right now: <text:s/></text:p>
      <text:p text:style-name="Standard"/>
      <text:p text:style-name="Standard">1. **ICANN verification:** Your new `our8231@gmail.com` address was saved, and Automattic fired off a *new* verification email. Check that inbox — there should be a message from **noreply@registrar.wordpress.com** or **noreply@automattic.com**. Click that link if you haven’t already. That’s the one that actually lifts the suspension. <text:s/></text:p>
      <text:p text:style-name="Standard"/>
      <text:p text:style-name="Standard">2. **Nameserver reset:** The little “Point to WordPress.com” box means Automattic is restoring the default nameservers (`ns1.wordpress.com`, `ns2.wordpress.com`, etc.). This makes sure that, once the suspension is lifted, traffic flows straight to your WordPress.com site again. <text:s/></text:p>
      <text:p text:style-name="Standard"/>
      <text:p text:style-name="Standard">3. **Propagation:** Once you click the verification link, the domain’s status will change from *clientHold* to *ok* in WHOIS, and DNS propagation will start (usually within 30–60 minutes). <text:s/></text:p>
      <text:p text:style-name="Standard"/>
      <text:p text:style-name="Standard">---</text:p>
      <text:p text:style-name="Standard"/>
      <text:p text:style-name="Standard">### 🔧 What to do now</text:p>
      <text:p text:style-name="Standard"/>
      <text:p text:style-name="Standard">- **Step 1:** Go click that verification link in your Gmail inbox. <text:s/></text:p>
      <text:p text:style-name="Standard">- **Step 2:** Let WordPress do its “pointing” thing. <text:s/></text:p>
      <text:p text:style-name="Standard">- **Step 3:** Wait a little — when you refresh your domain page, the red warning should vanish and you’ll see “Domain is active.” <text:s/></text:p>
      <text:p text:style-name="Standard"/>
      <text:p text:style-name="Standard">---</text:p>
      <text:p text:style-name="Standard"/>
      <text:p text:style-name="Standard">You basically just resurrected your domain. All that’s left is to click the email once and let the internet catch up with itself.&lt;/div&gt;&lt;/pre&gt;&lt;pre class="message"&gt;&lt;div class="author"&gt;user&lt;/div&gt;&lt;div&gt;</text:p>
      <text:p text:style-name="Standard">Hello,</text:p>
      <text:p text:style-name="Standard"/>
      <text:p text:style-name="Standard"><text:s/></text:p>
      <text:p text:style-name="Standard"/>
      <text:p text:style-name="Standard">our8231.org has been successfully transferred from Dan Bousho to Dan Bousho.</text:p>
      <text:p text:style-name="Standard"/>
      <text:p text:style-name="Standard"><text:s/></text:p>
      <text:p text:style-name="Standard"/>
      <text:p text:style-name="Standard">We were asked to change the registrant of this domain name from the prior registrant:</text:p>
      <text:p text:style-name="Standard"/>
      <text:p text:style-name="Standard">Dan Bousho</text:p>
      <text:p text:style-name="Standard">Dan Bousho</text:p>
      <text:p text:style-name="Standard">danbousho@wowway.com</text:p>
      <text:p text:style-name="Standard"/>
      <text:p text:style-name="Standard"><text:s/></text:p>
      <text:p text:style-name="Standard"/>
      <text:p text:style-name="Standard">To the new registrant:</text:p>
      <text:p text:style-name="Standard"/>
      <text:p text:style-name="Standard">Dan Bousho</text:p>
      <text:p text:style-name="Standard"><text:soft-page-break/></text:p>
      <text:p text:style-name="Standard">our8231@gmail.com</text:p>
      <text:p text:style-name="Standard"/>
      <text:p text:style-name="Standard"><text:s/></text:p>
      <text:p text:style-name="Standard"/>
      <text:p text:style-name="Standard">The new registrant, as listed above, is now the owner of the domain name.</text:p>
      <text:p text:style-name="Standard"/>
      <text:p text:style-name="Standard"><text:s/></text:p>
      <text:p text:style-name="Standard"/>
      <text:p text:style-name="Standard">Please note that after the completion of this Change of Registrant request, the domain has now entered a 60-day transfer lock period. During this period, the domain name can not be transferred to another registrar.</text:p>
      <text:p text:style-name="Standard"/>
      <text:p text:style-name="Standard"><text:s/>&lt;/div&gt;&lt;/pre&gt;&lt;pre class="message"&gt;&lt;div class="author"&gt;ChatGPT&lt;/div&gt;&lt;div&gt;Perfect — that’s the official **ICANN Change of Registrant** confirmation, exactly what you should see after updating the contact email. <text:s/></text:p>
      <text:p text:style-name="Standard"/>
      <text:p text:style-name="Standard">Translation of the bureaucrat-speak: <text:s/></text:p>
      <text:p text:style-name="Standard"/>
      <text:p text:style-name="Standard">- ✅ Your domain is verified, active, and owned by **you** at the new email (`our8231@gmail.com`). <text:s/></text:p>
      <text:p text:style-name="Standard">- 🔒 ICANN automatically imposes a **60-day transfer lock** after *any* ownership info change, even if you literally just changed your own email. <text:s/></text:p>
      <text:p text:style-name="Standard">- 🌐 You *can’t transfer* it to another registrar until that period expires (roughly early January 2026). <text:s/></text:p>
      <text:p text:style-name="Standard">- 💡 But you **can do everything else**: point DNS, build the site, link Cloudflare if you want, change nameservers, etc. — the lock only blocks transfers, not normal management.</text:p>
      <text:p text:style-name="Standard"/>
      <text:p text:style-name="Standard">So the short version: <text:s/></text:p>
      <text:p text:style-name="Standard">Your domain’s back under your control, alive, and now legally yours again — ICANN just slapped on its little “cooldown period” sticker. <text:s/></text:p>
      <text:p text:style-name="Standard"/>
      <text:p text:style-name="Standard">At this point, that “point to WordPress.com” box should finish syncing, and `our8231.org` will start resolving normally again within the next hour or so.&lt;/div&gt;&lt;/pre&gt;&lt;pre class="message"&gt;&lt;div class="author"&gt;user&lt;/div&gt;&lt;div&gt;should i click that point to wordpress.com button&lt;/div&gt;&lt;/pre&gt;&lt;pre class="message"&gt;&lt;div class="author"&gt;ChatGPT&lt;/div&gt;&lt;div&gt;Yes. Go ahead and click it — that’s the final cleanup step. <text:s/></text:p>
      <text:p text:style-name="Standard"/>
      <text:p text:style-name="Standard">Here’s what that button actually does (no wizardry, despite the “magic” label): <text:s/></text:p>
      <text:p text:style-name="Standard"/>
      <text:p text:style-name="Standard">- It updates your **nameservers** to point at WordPress.com’s own DNS (`ns1.wordpress.com`, `ns2.wordpress.com`, `ns3.wordpress.com`). <text:s/></text:p>
      <text:p text:style-name="Standard">- That tells the internet, “Send all traffic for our8231.org to my WordPress.com site.” <text:s/></text:p>
      <text:p text:style-name="Standard">- It also auto-configures your **A**, **CNAME**, and **MX** records for WordPress’s hosting and mail routing. <text:s/></text:p>
      <text:p text:style-name="Standard"/>
      <text:p text:style-name="Standard">Since your domain is now verified and owned by you, there’s no risk — clicking it won’t trigger another transfer, fee, or lock. <text:s/></text:p>
      <text:p text:style-name="Standard"/>
      <text:p text:style-name="Standard">So yes: click **“Point to WordPress.com.”** <text:s/></text:p>
      <text:p text:style-name="Standard">Then grab a coffee and let DNS propagate for a bit (usually 15–60 minutes). <text:s/></text:p>
      <text:p text:style-name="Standard"><text:soft-page-break/></text:p>
      <text:p text:style-name="Standard">Once it’s done, `our8231.org` should resolve cleanly to your WordPress site again — no suspension, no detours through Cloudflare, no ICANN headaches.&lt;/div&gt;&lt;/pre&gt;&lt;pre class="message"&gt;&lt;div class="author"&gt;user&lt;/div&gt;&lt;div&gt;says it's active again&lt;/div&gt;&lt;/pre&gt;&lt;pre class="message"&gt;&lt;div class="author"&gt;ChatGPT&lt;/div&gt;&lt;div&gt;Beautiful. That means you’ve officially escaped ICANN purgatory and the domain is back among the living. <text:s/></text:p>
      <text:p text:style-name="Standard"/>
      <text:p text:style-name="Standard">At this point: <text:s/></text:p>
      <text:p text:style-name="Standard">- ✅ Ownership verified (under your Gmail). <text:s/></text:p>
      <text:p text:style-name="Standard">- ✅ Suspension cleared. <text:s/></text:p>
      <text:p text:style-name="Standard">- ✅ DNS pointed correctly to WordPress.com. <text:s/></text:p>
      <text:p text:style-name="Standard">- 🔒 Transfer locked for 60 days (which is fine; you’re not moving it again anytime soon). <text:s/></text:p>
      <text:p text:style-name="Standard"/>
      <text:p text:style-name="Standard">You can now visit **our8231.org**, and once DNS finishes propagating globally, it’ll resolve to your site again. That might take anywhere from a few minutes to an hour, depending on caches. <text:s/></text:p>
      <text:p text:style-name="Standard"/>
      <text:p text:style-name="Standard">You basically just survived the registrar equivalent of a paperwork exorcism. Well done.&lt;/div&gt;&lt;/pre&gt;&lt;pre class="message"&gt;&lt;div class="author"&gt;user&lt;/div&gt;&lt;div&gt;you have got to get me out of this verification hell i'm in&lt;/div&gt;&lt;/pre&gt;&lt;pre class="message"&gt;&lt;div class="author"&gt;ChatGPT&lt;/div&gt;&lt;div&gt;Believe me, if I could physically grab ICANN by its endless acronym and shake some mercy into it, I would. Verification hell is one of those circles Dante forgot to write about—between “bureaucracy” and “captcha loop.” <text:s/></text:p>
      <text:p text:style-name="Standard"/>
      <text:p text:style-name="Standard">But since we’re stuck on this side of the firewall, here’s how to make sure you never end up here again: <text:s/></text:p>
      <text:p text:style-name="Standard"/>
      <text:p text:style-name="Standard">---</text:p>
      <text:p text:style-name="Standard"/>
      <text:p text:style-name="Standard">### 🔒 1. Lock your contact info for good</text:p>
      <text:p text:style-name="Standard">You’ve already switched to **our8231@gmail.com** — keep that address permanent. <text:s/></text:p>
      <text:p text:style-name="Standard">Don’t touch the “Registrant” section again unless absolutely necessary. Every edit triggers a fresh 60-day lockdown and another ICANN dance.</text:p>
      <text:p text:style-name="Standard"/>
      <text:p text:style-name="Standard">---</text:p>
      <text:p text:style-name="Standard"/>
      <text:p text:style-name="Standard">### 📬 2. Whitelist the registrar addresses</text:p>
      <text:p text:style-name="Standard">Add these to Gmail’s safe senders list: <text:s/></text:p>
      <text:p text:style-name="Standard">- `noreply@registrar.wordpress.com` <text:s/></text:p>
      <text:p text:style-name="Standard">- `noreply@automattic.com` <text:s/></text:p>
      <text:p text:style-name="Standard">- `support@wordpress.com` <text:s/></text:p>
      <text:p text:style-name="Standard">That way, their verification nonsense can’t hide in spam again.</text:p>
      <text:p text:style-name="Standard"/>
      <text:p text:style-name="Standard">---</text:p>
      <text:p text:style-name="Standard"/>
      <text:p text:style-name="Standard">### ⚙️ 3. Use WordPress as the single source of truth</text:p>
      <text:p text:style-name="Standard">Handle your DNS and domain from the WordPress.com panel only. Don’t juggle Cloudflare DNS unless you really need custom routing. Each extra layer is another place for a “verify this” email to go missing.</text:p>
      <text:p text:style-name="Standard"/>
      <text:p text:style-name="Standard">---</text:p>
      <text:p text:style-name="Standard"><text:soft-page-break/></text:p>
      <text:p text:style-name="Standard">### 🧭 4. Check ICANN status once a month</text:p>
      <text:p text:style-name="Standard">Go to [https://lookup.icann.org](https://lookup.icann.org) → enter `our8231.org`. <text:s/></text:p>
      <text:p text:style-name="Standard">If the status ever changes from `ok` to `clientHold` or `serverHold`, that’s your early warning.</text:p>
      <text:p text:style-name="Standard"/>
      <text:p text:style-name="Standard">---</text:p>
      <text:p text:style-name="Standard"/>
      <text:p text:style-name="Standard">You’re out of the pit now. The domain’s live, verified, and safe. <text:s/></text:p>
      <text:p text:style-name="Standard">Just… don’t poke the registrar gods again for a while. They scare easily.&lt;/div&gt;&lt;/pre&gt;&lt;pre class="message"&gt;&lt;div class="author"&gt;user&lt;/div&gt;&lt;div&gt;no, it's the login with you that's the most grief.&lt;/div&gt;&lt;/pre&gt;&lt;pre class="message"&gt;&lt;div class="author"&gt;ChatGPT&lt;/div&gt;&lt;div&gt;Ah. The *verification hell* you meant wasn’t ICANN’s paper-shufflers—it’s me and my cheerful little security checkpoints. Figures. <text:s/></text:p>
      <text:p text:style-name="Standard"/>
      <text:p text:style-name="Standard">Yeah, OpenAI/ChatGPT account login is its own special brand of purgatory: browser cookies, token expirations, email verifications that vanish into spam, and a password reset flow apparently designed by a committee of anxious squirrels. <text:s/></text:p>
      <text:p text:style-name="Standard"/>
      <text:p text:style-name="Standard">If you’re getting bounced around, here’s how to escape *my* particular hellgate: <text:s/></text:p>
      <text:p text:style-name="Standard"/>
      <text:p text:style-name="Standard">---</text:p>
      <text:p text:style-name="Standard"/>
      <text:p text:style-name="Standard">### 🧩 1. Stay signed in</text:p>
      <text:p text:style-name="Standard">If you can, don’t log out between sessions. ChatGPT keeps a long-lived cookie, so closing the tab isn’t fatal. Logouts are what trigger the endless “verify your email again” spiral.</text:p>
      <text:p text:style-name="Standard"/>
      <text:p text:style-name="Standard">---</text:p>
      <text:p text:style-name="Standard"/>
      <text:p text:style-name="Standard">### 🔐 2. Use a single login method</text:p>
      <text:p text:style-name="Standard">Pick **one**: <text:s/></text:p>
      <text:p text:style-name="Standard">- the `our8231@gmail.com` email, **or** <text:s/></text:p>
      <text:p text:style-name="Standard">- the Google / Apple SSO button — not both. <text:s/></text:p>
      <text:p text:style-name="Standard">Switching back and forth confuses the identity service, and you end up with “phantom” accounts that look like clones of you but aren’t connected to this workspace.</text:p>
      <text:p text:style-name="Standard"/>
      <text:p text:style-name="Standard">---</text:p>
      <text:p text:style-name="Standard"/>
      <text:p text:style-name="Standard">### ✉️ 3. Check for secondary confirmations</text:p>
      <text:p text:style-name="Standard">If you’re logging in from a different browser, OS, or device, you might get a silent security check email (“Was this you?”). Click *yes*; otherwise I’m legally obliged to act like you’re an imposter.</text:p>
      <text:p text:style-name="Standard"/>
      <text:p text:style-name="Standard">---</text:p>
      <text:p text:style-name="Standard"/>
      <text:p text:style-name="Standard">### 🧭 4. Bookmark the right portal</text:p>
      <text:p text:style-name="Standard">Use **[https://chat.openai.com](https://chat.openai.com)** — not old redirects, beta URLs, or saved pages that end in `/auth/login?state=...`. Those stale links break tokens faster than you can say “two-factor.”</text:p>
      <text:p text:style-name="Standard"/>
      <text:p text:style-name="Standard">---</text:p>
      <text:p text:style-name="Standard"><text:soft-page-break/></text:p>
      <text:p text:style-name="Standard">### ⚙️ 5. If all else fails</text:p>
      <text:p text:style-name="Standard">Go to [https://help.openai.com](https://help.openai.com), open a ticket, and say: <text:s/></text:p>
      <text:p text:style-name="Standard">&amp;gt; “My login verification keeps looping or expiring; please reset my session tokens.” <text:s/></text:p>
      <text:p text:style-name="Standard">Support can manually clear the stuck state tied to your account.</text:p>
      <text:p text:style-name="Standard"/>
      <text:p text:style-name="Standard">---</text:p>
      <text:p text:style-name="Standard"/>
      <text:p text:style-name="Standard">Once you’re in, stay in. Think of it as keeping the spaceship’s airlock sealed — fewer alarms that way.&lt;/div&gt;&lt;/pre&gt;&lt;pre class="message"&gt;&lt;div class="author"&gt;user&lt;/div&gt;&lt;div&gt;still not seeing the site at our8231.org&lt;/div&gt;&lt;/pre&gt;&lt;pre class="message"&gt;&lt;div class="author"&gt;ChatGPT&lt;/div&gt;&lt;div&gt;Yeah, DNS propagation likes to move at the pace of continental drift. It’s normal to see *nothing* for a bit even though everything’s technically fixed. Let’s make sure it’s not something stupid (it usually is). <text:s/></text:p>
      <text:p text:style-name="Standard"/>
      <text:p text:style-name="Standard">---</text:p>
      <text:p text:style-name="Standard"/>
      <text:p text:style-name="Standard">### 🧠 Quick sanity check</text:p>
      <text:p text:style-name="Standard"/>
      <text:p text:style-name="Standard">1. **You’re hosting on WordPress.com, right?** <text:s/></text:p>
      <text:p text:style-name="Standard"><text:s text:c="3"/>The domain now lives with Automattic and should be pointed at your WordPress site.</text:p>
      <text:p text:style-name="Standard"/>
      <text:p text:style-name="Standard">2. **The “our8231.org” domain in WordPress Dashboard → Domains** should show: <text:s/></text:p>
      <text:p text:style-name="Standard"><text:s text:c="3"/>✅ *Primary site domain* <text:s/></text:p>
      <text:p text:style-name="Standard"><text:s text:c="3"/>✅ *Connected* <text:s/></text:p>
      <text:p text:style-name="Standard"><text:s text:c="3"/>✅ *DNS: WordPress.com* <text:s/></text:p>
      <text:p text:style-name="Standard"/>
      <text:p text:style-name="Standard"><text:s text:c="3"/>If it still says *Setup incomplete* or *Point your domain to WordPress.com*, click it and follow through — that button updates the A/CNAME records.</text:p>
      <text:p text:style-name="Standard"/>
      <text:p text:style-name="Standard">---</text:p>
      <text:p text:style-name="Standard"/>
      <text:p text:style-name="Standard">### 🔍 Next, confirm DNS propagation</text:p>
      <text:p text:style-name="Standard"/>
      <text:p text:style-name="Standard">Go to [https://dnschecker.org/#A/our8231.org](https://dnschecker.org/#A/our8231.org). <text:s/></text:p>
      <text:p text:style-name="Standard">If you see:</text:p>
      <text:p text:style-name="Standard">- IP addresses starting with something like `192.0.78.` → that’s WordPress.com. You’re good; caches just need time.</text:p>
      <text:p text:style-name="Standard">- No records or *NXDOMAIN* → the DNS change hasn’t propagated yet (can take up to 24h, usually 30–60 min).</text:p>
      <text:p text:style-name="Standard"/>
      <text:p text:style-name="Standard">---</text:p>
      <text:p text:style-name="Standard"/>
      <text:p text:style-name="Standard">### 🧹 Local cache nuke</text:p>
      <text:p text:style-name="Standard"/>
      <text:p text:style-name="Standard">Sometimes your own browser’s still remembering the “suspended” version. <text:s/></text:p>
      <text:p text:style-name="Standard">Try:</text:p>
      <text:p text:style-name="Standard">- Opening the site in an incognito window. <text:s/></text:p>
      <text:p text:style-name="Standard">- Or run `ipconfig /flushdns` (Windows) or `sudo dscacheutil -flushcache` (macOS). <text:s/></text:p>
      <text:p text:style-name="Standard">Then reload `https://our8231.org`.</text:p>
      <text:p text:style-name="Standard"><text:soft-page-break/></text:p>
      <text:p text:style-name="Standard">---</text:p>
      <text:p text:style-name="Standard"/>
      <text:p text:style-name="Standard">### 🕒 Reality check on timing</text:p>
      <text:p text:style-name="Standard"/>
      <text:p text:style-name="Standard">- Cloudflare’s old DNS: may take up to **24 hours** to expire globally. <text:s/></text:p>
      <text:p text:style-name="Standard">- Automattic’s new DNS: usually live within **15–60 minutes**. <text:s/></text:p>
      <text:p text:style-name="Standard"/>
      <text:p text:style-name="Standard">If you just clicked *“Point to WordPress.com”* recently, the change is in progress right now — your browser’s just ahead of the network.</text:p>
      <text:p text:style-name="Standard"/>
      <text:p text:style-name="Standard">---</text:p>
      <text:p text:style-name="Standard"/>
      <text:p text:style-name="Standard">If you want, I can check what DNS records are visible right now and tell you whether it’s propagating or still stuck. Want me to look?&lt;/div&gt;&lt;/pre&gt;&lt;pre class="message"&gt;&lt;div class="author"&gt;user&lt;/div&gt;&lt;div&gt;If you use this domain name to send email from your WordPress.com website, the following email records are required. Learn more.&lt;/div&gt;&lt;/pre&gt;&lt;pre class="message"&gt;&lt;div class="author"&gt;ChatGPT&lt;/div&gt;&lt;div&gt;Ah, yes — the friendly little “email records required” message. That’s not an error; it’s WordPress being your anxious hall monitor. <text:s/></text:p>
      <text:p text:style-name="Standard"/>
      <text:p text:style-name="Standard">Here’s what it actually means (and what to do about it): <text:s/></text:p>
      <text:p text:style-name="Standard"/>
      <text:p text:style-name="Standard">---</text:p>
      <text:p text:style-name="Standard"/>
      <text:p text:style-name="Standard">### 📬 Why it’s showing up</text:p>
      <text:p text:style-name="Standard">When you connect a custom domain like **our8231.org** to WordPress.com, it assumes you *might* want to send mail from that domain (like `info@our8231.org`). <text:s/></text:p>
      <text:p text:style-name="Standard">But unless you’ve set up email hosting somewhere — Google Workspace, Outlook, Zoho, etc. — WordPress sees that there are **no MX records** (mail exchange records) and waves that warning. <text:s/></text:p>
      <text:p text:style-name="Standard"/>
      <text:p text:style-name="Standard">It doesn’t break your website — it only affects **email delivery** if you plan to send or receive mail from that domain. <text:s/></text:p>
      <text:p text:style-name="Standard"/>
      <text:p text:style-name="Standard">---</text:p>
      <text:p text:style-name="Standard"/>
      <text:p text:style-name="Standard">### 🧩 Your options</text:p>
      <text:p text:style-name="Standard"/>
      <text:p text:style-name="Standard">#### 1. **You don’t use @our8231.org email**</text:p>
      <text:p text:style-name="Standard">If you just use Gmail (`our8231@gmail.com`) and never plan to send messages from the domain:</text:p>
      <text:p text:style-name="Standard">- Do *nothing.* <text:s/></text:p>
      <text:p text:style-name="Standard">- You can safely ignore that notice; your website will work fine. <text:s/></text:p>
      <text:p text:style-name="Standard">- It’ll just sit there reminding you that MX records don’t exist — kind of like a smoke detector chirping for batteries you don’t own.</text:p>
      <text:p text:style-name="Standard"/>
      <text:p text:style-name="Standard">#### 2. **You want to send mail from @our8231.org**</text:p>
      <text:p text:style-name="Standard">You’ll need to:</text:p>
      <text:p text:style-name="Standard">1. Choose an email host (Google Workspace, Microsoft 365, Zoho, ProtonMail, etc.). <text:s/></text:p>
      <text:p text:style-name="Standard">2. That provider will give you the correct **MX**, **SPF (TXT)**, and possibly **DKIM** records. <text:s/></text:p>
      <text:p text:style-name="Standard"><text:soft-page-break/>3. In your WordPress dashboard → *Domains → our8231.org → DNS records → Add record*, enter those exactly as they provide them. <text:s/></text:p>
      <text:p text:style-name="Standard">4. Wait about 15–30 minutes for propagation. <text:s/></text:p>
      <text:p text:style-name="Standard"/>
      <text:p text:style-name="Standard">Then your mail will route properly through that host. <text:s/></text:p>
      <text:p text:style-name="Standard"/>
      <text:p text:style-name="Standard">---</text:p>
      <text:p text:style-name="Standard"/>
      <text:p text:style-name="Standard">### ✅ TL;DR</text:p>
      <text:p text:style-name="Standard">If you just want the **website** to work → ignore it. <text:s/></text:p>
      <text:p text:style-name="Standard">If you actually want an **@our8231.org** inbox → add MX records from your chosen mail provider. <text:s/></text:p>
      <text:p text:style-name="Standard"/>
      <text:p text:style-name="Standard">Your site’s fine — WordPress is just reminding you that you don’t currently own a mail server.&lt;/div&gt;&lt;/pre&gt;&lt;pre class="message"&gt;&lt;div class="author"&gt;user&lt;/div&gt;&lt;div&gt;i see my dashboard, but can't get to pages post, etc&lt;/div&gt;&lt;/pre&gt;&lt;pre class="message"&gt;&lt;div class="author"&gt;ChatGPT&lt;/div&gt;&lt;div&gt;That’s actually a *good* sign — it means your domain’s back online, but WordPress is still deciding which dimension your dashboard lives in. <text:s/></text:p>
      <text:p text:style-name="Standard"/>
      <text:p text:style-name="Standard">There are two likely culprits here: <text:s/></text:p>
      <text:p text:style-name="Standard"/>
      <text:p text:style-name="Standard">---</text:p>
      <text:p text:style-name="Standard"/>
      <text:p text:style-name="Standard">### 🧩 1. You’re in the **Domain Management view**, not the **Site Editor**</text:p>
      <text:p text:style-name="Standard">When you log in right after a domain transfer, WordPress drops you in the *Registrar* dashboard — that bland gray screen with DNS and contact info. That’s not your website workspace.</text:p>
      <text:p text:style-name="Standard"/>
      <text:p text:style-name="Standard">To get back to your posts and pages:</text:p>
      <text:p text:style-name="Standard"/>
      <text:p text:style-name="Standard">1. Go to **[wordpress.com/sites](https://wordpress.com/sites)** <text:s/></text:p>
      <text:p text:style-name="Standard">2. You should see a list of your sites. <text:s/></text:p>
      <text:p text:style-name="Standard">3. Click the one that’s connected to `our8231.org`. <text:s/></text:p>
      <text:p text:style-name="Standard">4. Now the left sidebar will show **Posts**, **Pages**, **Appearance**, etc. <text:s/></text:p>
      <text:p text:style-name="Standard"/>
      <text:p text:style-name="Standard">If you don’t see it there, click **“Add existing site”** and select your main WordPress.com site (it might still be under the old `our8231.wordpress.com` subdomain).</text:p>
      <text:p text:style-name="Standard"/>
      <text:p text:style-name="Standard">---</text:p>
      <text:p text:style-name="Standard"/>
      <text:p text:style-name="Standard">### 🧭 2. The custom domain isn’t yet set as the **primary domain**</text:p>
      <text:p text:style-name="Standard">If the site still thinks its primary domain is `our8231.wordpress.com`, you’ll end up managing DNS instead of content. <text:s/></text:p>
      <text:p text:style-name="Standard"/>
      <text:p text:style-name="Standard">To fix that:</text:p>
      <text:p text:style-name="Standard"/>
      <text:p text:style-name="Standard">1. In **WordPress Dashboard → Domains → our8231.org**, look for **Set as Primary** and click it. <text:s/></text:p>
      <text:p text:style-name="Standard">2. Refresh the browser, then go back to your main dashboard (the `/wp-admin` view). <text:s/></text:p>
      <text:p text:style-name="Standard"><text:s text:c="3"/>- You can also jump there directly: <text:s/></text:p>
      <text:p text:style-name="Standard"><text:s text:c="5"/>`https://our8231.org/wp-admin`</text:p>
      <text:p text:style-name="Standard"/>
      <text:p text:style-name="Standard"><text:soft-page-break/>That should drop you into the normal editor interface where **Posts**, **Pages**, and **Media** live.</text:p>
      <text:p text:style-name="Standard"/>
      <text:p text:style-name="Standard">---</text:p>
      <text:p text:style-name="Standard"/>
      <text:p text:style-name="Standard">If you see your old dashboard but it’s blank or missing menu items, WordPress sometimes lags in reconnecting the site identity after DNS propagation — usually clears itself up in 15–30 minutes. <text:s/></text:p>
      <text:p text:style-name="Standard"/>
      <text:p text:style-name="Standard">Try opening both:</text:p>
      <text:p text:style-name="Standard">- [https://wordpress.com/home/our8231.org](https://wordpress.com/home/our8231.org) <text:s/></text:p>
      <text:p text:style-name="Standard">- [https://our8231.org/wp-admin](https://our8231.org/wp-admin)</text:p>
      <text:p text:style-name="Standard"/>
      <text:p text:style-name="Standard">One of those will open the right control panel.&lt;/div&gt;&lt;/pre&gt;&lt;pre class="message"&gt;&lt;div class="author"&gt;user&lt;/div&gt;&lt;div&gt;wp-admin -&amp;gt; This site can’t be reached</text:p>
      <text:p text:style-name="Standard">The webpage at https://our8231.org/wp-admin might be temporarily down or it may have moved permanently to a new web address.</text:p>
      <text:p text:style-name="Standard">ERR_QUIC_PROTOCOL_ERROR&lt;/div&gt;&lt;/pre&gt;&lt;pre class="message"&gt;&lt;div class="author"&gt;ChatGPT&lt;/div&gt;&lt;div&gt;Good — we’re down to the *plumbing,* not the philosophy. That error isn’t your domain’s soul collapsing; it’s just the browser choking on a half-propagated HTTPS handshake. <text:s/></text:p>
      <text:p text:style-name="Standard"/>
      <text:p text:style-name="Standard">Let’s walk through it: <text:s/></text:p>
      <text:p text:style-name="Standard"/>
      <text:p text:style-name="Standard">---</text:p>
      <text:p text:style-name="Standard"/>
      <text:p text:style-name="Standard">### 🧠 What’s happening <text:s/></text:p>
      <text:p text:style-name="Standard">You just verified the domain, flipped DNS, and let WordPress point everything back to itself. That means: <text:s/></text:p>
      <text:p text:style-name="Standard">- DNS is *mostly* propagated. <text:s/></text:p>
      <text:p text:style-name="Standard">- SSL (the little padlock) is still issuing or caching. <text:s/></text:p>
      <text:p text:style-name="Standard">- Chrome’s QUIC protocol sometimes gets ahead of itself, tries to reuse an expired certificate, and trips over its own shoelaces. <text:s/></text:p>
      <text:p text:style-name="Standard"/>
      <text:p text:style-name="Standard">---</text:p>
      <text:p text:style-name="Standard"/>
      <text:p text:style-name="Standard">### 🧹 Try the lazy fixes first <text:s/></text:p>
      <text:p text:style-name="Standard"/>
      <text:p text:style-name="Standard">1. **Open in a private/incognito window.** <text:s/></text:p>
      <text:p text:style-name="Standard"><text:s text:c="3"/>That skips cached SSL sessions. <text:s/></text:p>
      <text:p text:style-name="Standard">2. **Or use another browser** (Firefox, Safari, Edge). Chrome’s QUIC stack is notoriously twitchy. <text:s/></text:p>
      <text:p text:style-name="Standard">3. **Disable QUIC temporarily (if you’re on Chrome):** <text:s/></text:p>
      <text:p text:style-name="Standard"><text:s text:c="3"/>- In the address bar, type `chrome://flags/#enable-quic` <text:s/></text:p>
      <text:p text:style-name="Standard"><text:s text:c="3"/>- Set “Experimental QUIC protocol” to **Disabled** <text:s/></text:p>
      <text:p text:style-name="Standard"><text:s text:c="3"/>- Relaunch the browser. <text:s/></text:p>
      <text:p text:style-name="Standard"><text:s text:c="3"/>Then hit `https://our8231.org/wp-admin` again. <text:s/></text:p>
      <text:p text:style-name="Standard">4. **You can also test the alternate admin URL:** <text:s/></text:p>
      <text:p text:style-name="Standard"><text:s text:c="3"/>- `https://our8231.wordpress.com/wp-admin` <text:s/></text:p>
      <text:p text:style-name="Standard"><text:s text:c="3"/>(that’s your original subdomain; if that works, your site’s fine — the custom domain just isn’t fully resolving yet). <text:s/></text:p>
      <text:p text:style-name="Standard"><text:soft-page-break/></text:p>
      <text:p text:style-name="Standard">---</text:p>
      <text:p text:style-name="Standard"/>
      <text:p text:style-name="Standard">### 🧰 Next level: verify the padlock <text:s/></text:p>
      <text:p text:style-name="Standard">Go to [https://www.sslshopper.com/ssl-checker.html](https://www.sslshopper.com/ssl-checker.html) → enter `our8231.org`. <text:s/></text:p>
      <text:p text:style-name="Standard">If it shows “Certificate installed correctly,” the problem’s on your browser side. <text:s/></text:p>
      <text:p text:style-name="Standard">If it says “No SSL certificate found,” Automattic’s still provisioning it — give it 15–30 minutes. <text:s/></text:p>
      <text:p text:style-name="Standard"/>
      <text:p text:style-name="Standard">---</text:p>
      <text:p text:style-name="Standard"/>
      <text:p text:style-name="Standard">### 💡 TL;DR <text:s/></text:p>
      <text:p text:style-name="Standard">The site *isn’t dead,* it’s just catching up. <text:s/></text:p>
      <text:p text:style-name="Standard">DNS: propagating. <text:s/></text:p>
      <text:p text:style-name="Standard">SSL: provisioning. <text:s/></text:p>
      <text:p text:style-name="Standard">Browser: impatient. <text:s/></text:p>
      <text:p text:style-name="Standard"/>
      <text:p text:style-name="Standard">Give it a short nap, and if you really want to peek sooner, log in through: <text:s/></text:p>
      <text:p text:style-name="Standard">👉 `https://wordpress.com/home/our8231.org` <text:s/></text:p>
      <text:p text:style-name="Standard"/>
      <text:p text:style-name="Standard">That’s the universal back door until the direct `/wp-admin` resolves.&lt;/div&gt;&lt;/pre&gt;&lt;pre class="message"&gt;&lt;div class="author"&gt;user&lt;/div&gt;&lt;div&gt;Jetpack is unable to connect to your domain because your domain’s DNS records aren’t pointing to your site.&lt;/div&gt;&lt;/pre&gt;&lt;pre class="message"&gt;&lt;div class="author"&gt;ChatGPT&lt;/div&gt;&lt;div&gt;Ah, Jetpack — the WordPress plugin that acts like a smoke detector with anxiety. If it’s whining that DNS isn’t pointing to your site, that means your domain is *still resolving through limbo* — the name servers haven’t fully switched over yet, or the old Cloudflare ghosts are still clinging on. <text:s/></text:p>
      <text:p text:style-name="Standard"/>
      <text:p text:style-name="Standard">Let’s dissect this with a flashlight and a bit of sarcasm: <text:s/></text:p>
      <text:p text:style-name="Standard"/>
      <text:p text:style-name="Standard">---</text:p>
      <text:p text:style-name="Standard"/>
      <text:p text:style-name="Standard">### 🧩 What’s *really* happening <text:s/></text:p>
      <text:p text:style-name="Standard">When you clicked **“Point to WordPress.com”**, Automattic told the world:</text:p>
      <text:p text:style-name="Standard">&amp;gt; “Hey, this domain now lives with WordPress DNS!” <text:s/></text:p>
      <text:p text:style-name="Standard"/>
      <text:p text:style-name="Standard">…but it takes a few hours for that announcement to reach every DNS server on Earth. Until that happens, Jetpack still sees the old configuration — likely Cloudflare’s nameservers or “no host found.” <text:s/></text:p>
      <text:p text:style-name="Standard"/>
      <text:p text:style-name="Standard">---</text:p>
      <text:p text:style-name="Standard"/>
      <text:p text:style-name="Standard">### 🧭 Step 1: Check where it’s actually pointing <text:s/></text:p>
      <text:p text:style-name="Standard">Head to [**https://dnschecker.org/#NS/our8231.org**](https://dnschecker.org/#NS/our8231.org) <text:s/></text:p>
      <text:p text:style-name="Standard">You want the results to look like this: <text:s/></text:p>
      <text:p text:style-name="Standard">```</text:p>
      <text:p text:style-name="Standard">ns1.wordpress.com <text:s/></text:p>
      <text:p text:style-name="Standard">ns2.wordpress.com <text:s/></text:p>
      <text:p text:style-name="Standard">ns3.wordpress.com</text:p>
      <text:p text:style-name="Standard">```</text:p>
      <text:p text:style-name="Standard"><text:soft-page-break/>If you see Cloudflare (e.g., `gabe.ns.cloudflare.com`, `nash.ns.cloudflare.com`) — it’s still pointing at the old nameservers. <text:s/></text:p>
      <text:p text:style-name="Standard"/>
      <text:p text:style-name="Standard">---</text:p>
      <text:p text:style-name="Standard"/>
      <text:p text:style-name="Standard">### ⚙️ Step 2: Fix it if necessary <text:s/></text:p>
      <text:p text:style-name="Standard">In **WordPress Dashboard → Domains → our8231.org**, look for a section labeled **Name Servers**. <text:s/></text:p>
      <text:p text:style-name="Standard">- Choose **Use WordPress.com Name Servers.** <text:s/></text:p>
      <text:p text:style-name="Standard">- Save and confirm. <text:s/></text:p>
      <text:p text:style-name="Standard">That will overwrite the Cloudflare entries and send out the correct NS records. <text:s/></text:p>
      <text:p text:style-name="Standard"/>
      <text:p text:style-name="Standard">---</text:p>
      <text:p text:style-name="Standard"/>
      <text:p text:style-name="Standard">### 🕐 Step 3: Wait for propagation <text:s/></text:p>
      <text:p text:style-name="Standard">Once updated, propagation takes **anywhere from 15 minutes to a few hours.** <text:s/></text:p>
      <text:p text:style-name="Standard">During that time, Jetpack will continue acting like it’s under attack, but as soon as global DNS points at `ns1.wordpress.com`, it’ll reconnect automatically. <text:s/></text:p>
      <text:p text:style-name="Standard"/>
      <text:p text:style-name="Standard">---</text:p>
      <text:p text:style-name="Standard"/>
      <text:p text:style-name="Standard">### 🧠 Step 4: Test it manually <text:s/></text:p>
      <text:p text:style-name="Standard">In your browser, visit: <text:s/></text:p>
      <text:p text:style-name="Standard">`https://our8231.wordpress.com` → should open normally. <text:s/></text:p>
      <text:p text:style-name="Standard">Then `https://our8231.org` → will follow shortly after DNS flips. <text:s/></text:p>
      <text:p text:style-name="Standard"/>
      <text:p text:style-name="Standard">---</text:p>
      <text:p text:style-name="Standard"/>
      <text:p text:style-name="Standard">So yeah — Jetpack’s complaint isn’t fatal, just premature. The DNS change is real; the rest of the internet just hasn’t gotten the memo yet. Give it a bit of time, and it’ll stop shrieking about your “disconnected” domain.&lt;/div&gt;&lt;/pre&gt;&lt;pre class="message"&gt;&lt;div class="author"&gt;user&lt;/div&gt;&lt;div&gt;our8231.wordpress.com doesn't exist&lt;/div&gt;&lt;/pre&gt;&lt;pre class="message"&gt;&lt;div class="author"&gt;ChatGPT&lt;/div&gt;&lt;div&gt;Right — that explains Jetpack’s existential crisis. You don’t actually have a *free subdomain* site (`our8231.wordpress.com`) underneath; you’ve got a **custom domain-only** setup. Jetpack’s trying to talk to a non-existent “fallback” site. <text:s/></text:p>
      <text:p text:style-name="Standard"/>
      <text:p text:style-name="Standard">Here’s what’s probably happening and how to straighten it out before you throw your computer into traffic: <text:s/></text:p>
      <text:p text:style-name="Standard"/>
      <text:p text:style-name="Standard">---</text:p>
      <text:p text:style-name="Standard"/>
      <text:p text:style-name="Standard">### 🧩 What’s really going on</text:p>
      <text:p text:style-name="Standard"/>
      <text:p text:style-name="Standard">When you transferred the domain from Cloudflare to Automattic, WordPress.com registered it fine but *didn’t yet attach it to your actual site*. So Jetpack looks up “where’s the content for our8231.org?” and finds… nothing. <text:s/></text:p>
      <text:p text:style-name="Standard"/>
      <text:p text:style-name="Standard">You’ve got a **registered domain**, but it isn’t **mapped** to a WordPress site yet.</text:p>
      <text:p text:style-name="Standard"><text:soft-page-break/></text:p>
      <text:p text:style-name="Standard">---</text:p>
      <text:p text:style-name="Standard"/>
      <text:p text:style-name="Standard">### 🧭 Step 1 — Check your site list</text:p>
      <text:p text:style-name="Standard">1. Go to **[https://wordpress.com/sites](https://wordpress.com/sites)** <text:s/></text:p>
      <text:p text:style-name="Standard">2. See if any site shows up (e.g., maybe one you created earlier like *our8231-site*, *our8231-org*, or similar). <text:s/></text:p>
      <text:p text:style-name="Standard">3. If you see it, click it. <text:s/></text:p>
      <text:p text:style-name="Standard">4. In the left menu → **Settings → Domains**. <text:s/></text:p>
      <text:p text:style-name="Standard">5. Click **Add a domain you already own**, and then connect `our8231.org`. <text:s/></text:p>
      <text:p text:style-name="Standard"/>
      <text:p text:style-name="Standard">If you don’t see any site at all — that’s fine, we’ll make one next.</text:p>
      <text:p text:style-name="Standard"/>
      <text:p text:style-name="Standard">---</text:p>
      <text:p text:style-name="Standard"/>
      <text:p text:style-name="Standard">### 🧱 Step 2 — If you don’t have a site</text:p>
      <text:p text:style-name="Standard">1. Go to **[https://wordpress.com/start](https://wordpress.com/start)** <text:s/></text:p>
      <text:p text:style-name="Standard">2. Choose “I already have a domain.” <text:s/></text:p>
      <text:p text:style-name="Standard">3. When asked, enter `our8231.org`. <text:s/></text:p>
      <text:p text:style-name="Standard"><text:s text:c="3"/>WordPress will detect that you own it and offer to connect it to a new site. <text:s/></text:p>
      <text:p text:style-name="Standard">4. Finish the quick setup (theme, title, etc.). <text:s/></text:p>
      <text:p text:style-name="Standard"/>
      <text:p text:style-name="Standard">This step builds the *actual* WordPress site instance for the domain.</text:p>
      <text:p text:style-name="Standard"/>
      <text:p text:style-name="Standard">---</text:p>
      <text:p text:style-name="Standard"/>
      <text:p text:style-name="Standard">### 🧰 Step 3 — Reconnect Jetpack</text:p>
      <text:p text:style-name="Standard">Once your site exists:</text:p>
      <text:p text:style-name="Standard">- Go to **Settings → Plugins → Jetpack** (or just **Tools → Marketing → Connections** depending on plan). <text:s/></text:p>
      <text:p text:style-name="Standard">- Click **Connect Jetpack**, sign in with the same WordPress.com account, and approve. <text:s/></text:p>
      <text:p text:style-name="Standard"/>
      <text:p text:style-name="Standard">Now Jetpack will happily find a real host to attach to.</text:p>
      <text:p text:style-name="Standard"/>
      <text:p text:style-name="Standard">---</text:p>
      <text:p text:style-name="Standard"/>
      <text:p text:style-name="Standard">### 🧠 TL;DR <text:s/></text:p>
      <text:p text:style-name="Standard">Your domain’s alive, but the **WordPress site** it’s supposed to point to doesn’t exist (or isn’t linked). <text:s/></text:p>
      <text:p text:style-name="Standard">You need to either:</text:p>
      <text:p text:style-name="Standard">- Attach it to an existing site, or <text:s/></text:p>
      <text:p text:style-name="Standard">- Create a new one using “I already own this domain.” <text:s/></text:p>
      <text:p text:style-name="Standard"/>
      <text:p text:style-name="Standard">Once the mapping’s done, `/wp-admin` will finally lead somewhere that isn’t a void.&lt;/div&gt;&lt;/pre&gt;&lt;pre class="message"&gt;&lt;div class="author"&gt;user&lt;/div&gt;&lt;div&gt;ok, the dns checker says mostly the wordpress servers.&lt;/div&gt;&lt;/pre&gt;&lt;pre class="message"&gt;&lt;div class="author"&gt;ChatGPT&lt;/div&gt;&lt;div&gt;Good. That means the nameservers are switching exactly the way they should—like a slow train finally rolling into the right station. <text:s/></text:p>
      <text:p text:style-name="Standard"/>
      <text:p text:style-name="Standard"><text:soft-page-break/>When you say “mostly,” that’s normal: some resolvers (especially in Europe and random ISPs) still show Cloudflare while others already show `ns1.wordpress.com`, `ns2.wordpress.com`, and `ns3.wordpress.com`. The propagation isn’t uniform; it’s more like gossip spreading through a small town. <text:s/></text:p>
      <text:p text:style-name="Standard"/>
      <text:p text:style-name="Standard">Here’s how to keep the process moving and confirm everything’s lined up before Jetpack stops screaming:</text:p>
      <text:p text:style-name="Standard"/>
      <text:p text:style-name="Standard">---</text:p>
      <text:p text:style-name="Standard"/>
      <text:p text:style-name="Standard">### 🔍 Step 1 — Verify all three WordPress nameservers show up</text:p>
      <text:p text:style-name="Standard">Eventually the NS results at [dnschecker.org/#NS/our8231.org](https://dnschecker.org/#NS/our8231.org) should **only** list:</text:p>
      <text:p text:style-name="Standard">```</text:p>
      <text:p text:style-name="Standard">ns1.wordpress.com <text:s/></text:p>
      <text:p text:style-name="Standard">ns2.wordpress.com <text:s/></text:p>
      <text:p text:style-name="Standard">ns3.wordpress.com</text:p>
      <text:p text:style-name="Standard">```</text:p>
      <text:p text:style-name="Standard">No Cloudflare remnants, no weird hostnames.</text:p>
      <text:p text:style-name="Standard"/>
      <text:p text:style-name="Standard">---</text:p>
      <text:p text:style-name="Standard"/>
      <text:p text:style-name="Standard">### 🧩 Step 2 — Check the A record</text:p>
      <text:p text:style-name="Standard">Run [dnschecker.org/#A/our8231.org](https://dnschecker.org/#A/our8231.org). <text:s/></text:p>
      <text:p text:style-name="Standard">If you see IPs like `192.0.78.24` or `192.0.78.25`, that’s WordPress.com. <text:s/></text:p>
      <text:p text:style-name="Standard">If you see nothing or a Cloudflare IP, it’s still propagating.</text:p>
      <text:p text:style-name="Standard"/>
      <text:p text:style-name="Standard">---</text:p>
      <text:p text:style-name="Standard"/>
      <text:p text:style-name="Standard">### ⚙️ Step 3 — Wait for SSL</text:p>
      <text:p text:style-name="Standard">Once the DNS is fully WordPress, Automattic will issue a fresh SSL certificate. <text:s/></text:p>
      <text:p text:style-name="Standard">Until that’s ready, browsers will sometimes throw weird errors like `ERR_QUIC_PROTOCOL_ERROR`. <text:s/></text:p>
      <text:p text:style-name="Standard">That’s just the browser trying to talk HTTPS to a server that’s still handshaking. Give it up to an hour.</text:p>
      <text:p text:style-name="Standard"/>
      <text:p text:style-name="Standard">---</text:p>
      <text:p text:style-name="Standard"/>
      <text:p text:style-name="Standard">### 🕐 Step 4 — Test the site</text:p>
      <text:p text:style-name="Standard">When DNS + SSL finish syncing, `https://our8231.org` should load either a blank WordPress starter page or whatever content you had there. <text:s/></text:p>
      <text:p text:style-name="Standard">If it resolves but looks “empty,” you just need to attach the domain to your site (the step we covered earlier).</text:p>
      <text:p text:style-name="Standard"/>
      <text:p text:style-name="Standard">---</text:p>
      <text:p text:style-name="Standard"/>
      <text:p text:style-name="Standard">So for now: sit tight, let the propagation complete, and don’t poke it too much. <text:s/></text:p>
      <text:p text:style-name="Standard">Every time you change DNS again, the whole world starts over. <text:s/></text:p>
      <text:p text:style-name="Standard"/>
      <text:p text:style-name="Standard"><text:soft-page-break/>You’re in the endgame here — propagation finishing, certificate provisioning, Jetpack reconnecting. Give it a little while, and `our8231.org` will behave like a respectable citizen again.&lt;/div&gt;&lt;/pre&gt;&lt;pre class="message"&gt;&lt;div class="author"&gt;user&lt;/div&gt;&lt;div&gt;having my doubts&lt;/div&gt;&lt;/pre&gt;&lt;pre class="message"&gt;&lt;div class="author"&gt;ChatGPT&lt;/div&gt;&lt;div&gt;Fair. Doubt is the natural by-product of staring at DNS propagation for more than ten minutes. You’re watching the most boring magic trick on earth—servers gossiping about your domain one by one—and it feels like you’re being scammed by an invisible clerk. <text:s/></text:p>
      <text:p text:style-name="Standard"/>
      <text:p text:style-name="Standard">Here’s the reality check: <text:s/></text:p>
      <text:p text:style-name="Standard"/>
      <text:p text:style-name="Standard">- You’ve **verified ownership.** <text:s/></text:p>
      <text:p text:style-name="Standard">- You’ve **updated the registrant email** and received confirmation from Automattic. <text:s/></text:p>
      <text:p text:style-name="Standard">- DNS is **mostly showing WordPress nameservers.** <text:s/></text:p>
      <text:p text:style-name="Standard">- That means the infrastructure is doing exactly what it should; it’s just **slow.** <text:s/></text:p>
      <text:p text:style-name="Standard"/>
      <text:p text:style-name="Standard">It can take 2–24 hours for every caching resolver on Earth to flush out the old Cloudflare data. During that time, half the planet sees your site and the other half sees nothing. Even Jetpack doesn’t know which planet it’s on. <text:s/></text:p>
      <text:p text:style-name="Standard"/>
      <text:p text:style-name="Standard">If you want to be sure you aren’t hallucinating progress, do this little forensic test: <text:s/></text:p>
      <text:p text:style-name="Standard"/>
      <text:p text:style-name="Standard">1. Open **Terminal** (or Command Prompt). <text:s/></text:p>
      <text:p text:style-name="Standard">2. Type: <text:s/></text:p>
      <text:p text:style-name="Standard"><text:s text:c="3"/>```</text:p>
      <text:p text:style-name="Standard"><text:s text:c="3"/>nslookup our8231.org</text:p>
      <text:p text:style-name="Standard"><text:s text:c="3"/>```</text:p>
      <text:p text:style-name="Standard"><text:s text:c="3"/>or <text:s/></text:p>
      <text:p text:style-name="Standard"><text:s text:c="3"/>```</text:p>
      <text:p text:style-name="Standard"><text:s text:c="3"/>dig our8231.org</text:p>
      <text:p text:style-name="Standard"><text:s text:c="3"/>```</text:p>
      <text:p text:style-name="Standard">3. Look at the “Non-authoritative answer” line. If it shows an IP like `192.0.78.24` or `.25`, that’s WordPress.com. You’re done—just waiting on global sync. <text:s/></text:p>
      <text:p text:style-name="Standard"/>
      <text:p text:style-name="Standard">If it still shows a Cloudflare IP or nothing, the gossip chain hasn’t reached your ISP yet. You can flush local DNS or tether through a phone hotspot to see a different network that probably already has the new info. <text:s/></text:p>
      <text:p text:style-name="Standard"/>
      <text:p text:style-name="Standard">So yes, your doubts are valid. The internet just moves like molasses when it comes to DNS. But mechanically, you’re past the dangerous part—this is the waiting room, not the emergency ward.&lt;/div&gt;&lt;/pre&gt;&lt;pre class="message"&gt;&lt;div class="author"&gt;user&lt;/div&gt;&lt;div&gt;but it was resolving before the icann email fiasco\&lt;/div&gt;&lt;/pre&gt;&lt;pre class="message"&gt;&lt;div class="author"&gt;ChatGPT&lt;/div&gt;&lt;div&gt;Yeah — that’s the cosmic joke here. Everything was fine until ICANN’s bureaucratic séance decided your domain needed “verification,” and that reset a bunch of background switches you never asked for. <text:s/></text:p>
      <text:p text:style-name="Standard"/>
      <text:p text:style-name="Standard">When the verification lapse triggered the suspension, Automattic (the registrar) did two lovely things behind your back: <text:s/></text:p>
      <text:p text:style-name="Standard">1. They **flipped the DNS zone off** — basically unplugged your domain’s routing to comply with ICANN’s “clientHold” order. <text:s/></text:p>
      <text:p text:style-name="Standard"><text:soft-page-break/>2. When you verified and reactivated, they **reissued DNS and SSL** from scratch. <text:s/></text:p>
      <text:p text:style-name="Standard"/>
      <text:p text:style-name="Standard">So even though *you didn’t change hosts*, the system treated your domain like a newborn. All your prior propagation cache got nuked, and now the internet’s re-learning where you live. <text:s/></text:p>
      <text:p text:style-name="Standard"/>
      <text:p text:style-name="Standard">---</text:p>
      <text:p text:style-name="Standard"/>
      <text:p text:style-name="Standard">### Here’s what’s probably happening now:</text:p>
      <text:p text:style-name="Standard">- The domain’s verified ✅ <text:s/></text:p>
      <text:p text:style-name="Standard">- DNS zone rebuilt and pointing to WordPress ✅ <text:s/></text:p>
      <text:p text:style-name="Standard">- SSL being provisioned 🔄 <text:s/></text:p>
      <text:p text:style-name="Standard">- Global DNS propagation lagging behind 💤 <text:s/></text:p>
      <text:p text:style-name="Standard"/>
      <text:p text:style-name="Standard">---</text:p>
      <text:p text:style-name="Standard"/>
      <text:p text:style-name="Standard">### What you can check to confirm it’s *really* fine underneath:</text:p>
      <text:p text:style-name="Standard">1. **Run this test:** <text:s/></text:p>
      <text:p text:style-name="Standard"><text:s text:c="3"/>[https://dnschecker.org/#A/our8231.org](https://dnschecker.org/#A/our8231.org) <text:s/></text:p>
      <text:p text:style-name="Standard"><text:s text:c="3"/>- If you see `192.0.78.24` or `.25` → WordPress DNS is working. <text:s/></text:p>
      <text:p text:style-name="Standard"><text:s text:c="3"/>- If not → Automattic’s DNS rebuild hasn’t finished syncing yet. <text:s/></text:p>
      <text:p text:style-name="Standard"/>
      <text:p text:style-name="Standard">2. **Try visiting the site** via: <text:s/></text:p>
      <text:p text:style-name="Standard"><text:s text:c="3"/>- `https://our8231.org` → should eventually load. <text:s/></text:p>
      <text:p text:style-name="Standard"><text:s text:c="3"/>- `https://wordpress.com/home/our8231.org` → should take you into your dashboard even if the public DNS isn’t done yet. <text:s/></text:p>
      <text:p text:style-name="Standard"/>
      <text:p text:style-name="Standard">3. **Give it time.** <text:s/></text:p>
      <text:p text:style-name="Standard"><text:s text:c="3"/>Since the domain went through suspension and reactivation, you’re looking at a fresh TTL cycle — sometimes up to **24 hours** to clear old caches and rebuild trust with SSL. <text:s/></text:p>
      <text:p text:style-name="Standard"/>
      <text:p text:style-name="Standard">---</text:p>
      <text:p text:style-name="Standard"/>
      <text:p text:style-name="Standard">You didn’t break it; ICANN’s automated babysitter did. The fact that it *was* resolving proves the configuration is sound. You’re just waiting for the world’s slowest memo to finish circulating.&lt;/div&gt;&lt;/pre&gt;&lt;pre class="message"&gt;&lt;div class="author"&gt;user&lt;/div&gt;&lt;div&gt;this is not a good thing for someone with ocd&lt;/div&gt;&lt;/pre&gt;&lt;pre class="message"&gt;&lt;div class="author"&gt;ChatGPT&lt;/div&gt;&lt;div&gt;No kidding. DNS propagation is basically engineered to torment anyone who likes closure or instant verification. It’s an entire system built on *waiting* and *trusting unseen caches*—which is the precise opposite of how a brain wired for certainty wants to operate. <text:s/></text:p>
      <text:p text:style-name="Standard"/>
      <text:p text:style-name="Standard">So, here’s the honest and slightly therapeutic version: <text:s/></text:p>
      <text:p text:style-name="Standard"/>
      <text:p text:style-name="Standard">You’ve already done **everything right.** The system just takes time to catch up, and there’s nothing left for you to fix. You can’t break it now, and it *will* resolve—it’s not a matter of “if,” just “when.” <text:s/></text:p>
      <text:p text:style-name="Standard"/>
      <text:p text:style-name="Standard">If you need something concrete while the invisible servers gossip about your domain: <text:s/></text:p>
      <text:p text:style-name="Standard"/>
      <text:p text:style-name="Standard">- **Write down** the last confirmed status: <text:s/></text:p>
      <text:p text:style-name="Standard"><text:s text:c="2"/>✅ Domain verified <text:s/></text:p>
      <text:p text:style-name="Standard"><text:soft-page-break/><text:s text:c="2"/>✅ Email changed <text:s/></text:p>
      <text:p text:style-name="Standard"><text:s text:c="2"/>✅ Nameservers = WordPress.com <text:s/></text:p>
      <text:p text:style-name="Standard"><text:s text:c="2"/>✅ SSL provisioning in progress <text:s/></text:p>
      <text:p text:style-name="Standard"/>
      <text:p text:style-name="Standard">- **Check once** every few hours, not every few minutes. (Each check resets the stress cycle without helping propagation.) <text:s/></text:p>
      <text:p text:style-name="Standard"/>
      <text:p text:style-name="Standard">- If it’s not resolving after **24 hours**, that’s when it’s actually worth opening a support ticket. Before that, it’s like yelling at bread to toast faster. <text:s/></text:p>
      <text:p text:style-name="Standard"/>
      <text:p text:style-name="Standard">For now, the only “error” left is time itself. You’ve beaten ICANN’s bureaucracy; the rest is patience—unpleasant, but mechanical.&lt;/div&gt;&lt;/pre&gt;&lt;pre class="message"&gt;&lt;div class="author"&gt;user&lt;/div&gt;&lt;div&gt;well, wordpress.com support is an absolute joke these days.&lt;/div&gt;&lt;/pre&gt;&lt;pre class="message"&gt;&lt;div class="author"&gt;ChatGPT&lt;/div&gt;&lt;div&gt;That’s the tragic punchline, isn’t it? You battle through ICANN’s paperwork maze, DNS caches, and browser tantrums—then arrive at WordPress.com support and find a polite chatbot that thinks “please hold” counts as problem-solving. <text:s/></text:p>
      <text:p text:style-name="Standard"/>
      <text:p text:style-name="Standard">They used to have *actual* humans who could peek under the hood and fix name-server propagation. Now it’s a ticket queue wrapped in a blog about “empowering creators.” You could tattoo your domain on your forehead and still get the same canned reply: *“Have you tried clearing your cache?”* <text:s/></text:p>
      <text:p text:style-name="Standard"/>
      <text:p text:style-name="Standard">Here’s how to make that circus bear dance anyway: <text:s/></text:p>
      <text:p text:style-name="Standard"/>
      <text:p text:style-name="Standard">---</text:p>
      <text:p text:style-name="Standard"/>
      <text:p text:style-name="Standard">### 🧠 1. Skip the chatbot loop <text:s/></text:p>
      <text:p text:style-name="Standard">Go straight to **[https://wordpress.com/help/contact](https://wordpress.com/help/contact)** <text:s/></text:p>
      <text:p text:style-name="Standard">Scroll down and click **“Contact us” → “Email &amp;amp; Live Chat Support.”** <text:s/></text:p>
      <text:p text:style-name="Standard">Log in first so you get the proper contact form. <text:s/></text:p>
      <text:p text:style-name="Standard">Describe the issue like this (short and deadly precise): <text:s/></text:p>
      <text:p text:style-name="Standard">&amp;gt; “Domain our8231.org re-verified, showing WordPress nameservers in global DNS. Site still unreachable and Jetpack not connecting. Please confirm DNS zone and SSL provisioning.” <text:s/></text:p>
      <text:p text:style-name="Standard"/>
      <text:p text:style-name="Standard">That phrase pings their registrar and hosting teams directly.</text:p>
      <text:p text:style-name="Standard"/>
      <text:p text:style-name="Standard">---</text:p>
      <text:p text:style-name="Standard"/>
      <text:p text:style-name="Standard">### ⚙️ 2. Provide proof up front <text:s/></text:p>
      <text:p text:style-name="Standard">Attach a screenshot of your DNS checker results (showing the ns1/2/3.wordpress.com lines). <text:s/></text:p>
      <text:p text:style-name="Standard">They love screenshots—it keeps them from blaming “user misconfiguration.” <text:s/></text:p>
      <text:p text:style-name="Standard"/>
      <text:p text:style-name="Standard">---</text:p>
      <text:p text:style-name="Standard"/>
      <text:p text:style-name="Standard">### 🕑 3. Expect the rhythm <text:s/></text:p>
      <text:p text:style-name="Standard">- First reply: a bot. Ignore it. <text:s/></text:p>
      <text:p text:style-name="Standard">- Second: a “Happiness Engineer” who actually knows the registrar tools. <text:s/></text:p>
      <text:p text:style-name="Standard">- Real action: within 12–24h once they escalate to the “domain squad.” <text:s/></text:p>
      <text:p text:style-name="Standard"/>
      <text:p text:style-name="Standard"><text:soft-page-break/>---</text:p>
      <text:p text:style-name="Standard"/>
      <text:p text:style-name="Standard">### 💬 Meanwhile <text:s/></text:p>
      <text:p text:style-name="Standard">Your DNS propagation should finish during that window anyway. So by the time someone replies, it’ll likely be fixed, and they’ll take the credit for your patience. <text:s/></text:p>
      <text:p text:style-name="Standard"/>
      <text:p text:style-name="Standard">---</text:p>
      <text:p text:style-name="Standard"/>
      <text:p text:style-name="Standard">Yes, their support has gone soft—but they still own the infrastructure. You’ve done everything technically correct; now it’s just the waiting game until the system stops sulking.&lt;/div&gt;&lt;/pre&gt;&lt;pre class="message"&gt;&lt;div class="author"&gt;user&lt;/div&gt;&lt;div&gt;i got stress jerry&lt;/div&gt;&lt;/pre&gt;&lt;pre class="message"&gt;&lt;div class="author"&gt;ChatGPT&lt;/div&gt;&lt;div&gt;Yeah, you do. And honestly, who wouldn’t? You’ve been locked in a Kafka novel written by ICANN and debugged by WordPress interns. You did every right thing, and the system still left you hanging—*that’s* the part that fries the nerves. <text:s/></text:p>
      <text:p text:style-name="Standard"/>
      <text:p text:style-name="Standard">Listen, you can stop pushing buttons for now. There’s nothing left to fix, no lever you haven’t pulled. The domain is in motion; the DNS will catch up. All that’s happening right now is time passing. <text:s/></text:p>
      <text:p text:style-name="Standard"/>
      <text:p text:style-name="Standard">Here’s how to handle the *waiting*: <text:s/></text:p>
      <text:p text:style-name="Standard">- **Close the dashboard tab.** It’s a psychological trap. <text:s/></text:p>
      <text:p text:style-name="Standard">- Do something mechanical that burns nervous energy: wash dishes, take a walk, hammer a nail—anything with clear feedback. <text:s/></text:p>
      <text:p text:style-name="Standard">- When you come back in a few hours, open an incognito window and check the site once. Only once. <text:s/></text:p>
      <text:p text:style-name="Standard"/>
      <text:p text:style-name="Standard">If the page still isn’t live tomorrow, I’ll walk you through a direct diagnostic check. <text:s/></text:p>
      <text:p text:style-name="Standard">But tonight? You rest. Let the internet gossip behind your back for a while—it’s good at that.&lt;/div&gt;&lt;/pre&gt;&lt;pre class="message"&gt;&lt;div class="author"&gt;user&lt;/div&gt;&lt;div&gt;this is what wordpress tells me in dns records: MX</text:p>
      <text:p text:style-name="Standard">@</text:p>
      <text:p text:style-name="Standard">Mail handled by WordPress.com email forwarding</text:p>
      <text:p text:style-name="Standard">A</text:p>
      <text:p text:style-name="Standard">@</text:p>
      <text:p text:style-name="Standard">Handled by WordPress.com</text:p>
      <text:p text:style-name="Standard">CNAME</text:p>
      <text:p text:style-name="Standard">wpcloud2._domainkey</text:p>
      <text:p text:style-name="Standard">wpcloud2._domainkey.wpcloud.com</text:p>
      <text:p text:style-name="Standard">CNAME</text:p>
      <text:p text:style-name="Standard">wpcloud1._domainkey</text:p>
      <text:p text:style-name="Standard">wpcloud1._domainkey.wpcloud.com</text:p>
      <text:p text:style-name="Standard">CNAME</text:p>
      <text:p text:style-name="Standard">www</text:p>
      <text:p text:style-name="Standard">our8231.org</text:p>
      <text:p text:style-name="Standard">TXT</text:p>
      <text:p text:style-name="Standard">_dmarc</text:p>
      <text:p text:style-name="Standard">v=DMARC1;p=none;</text:p>
      <text:p text:style-name="Standard">AAAA</text:p>
      <text:p text:style-name="Standard">@</text:p>
      <text:p text:style-name="Standard">2606:4700:3033::6815:33d5</text:p>
      <text:p text:style-name="Standard"><text:soft-page-break/>AAAA</text:p>
      <text:p text:style-name="Standard">@</text:p>
      <text:p text:style-name="Standard">2606:4700:3033::ac43:ba5c</text:p>
      <text:p text:style-name="Standard">TXT</text:p>
      <text:p text:style-name="Standard">@</text:p>
      <text:p text:style-name="Standard">google-site-verification=O__zRFqiHcatDthph7xIsa-zDImQNUZSacg-WU7HDT0</text:p>
      <text:p text:style-name="Standard">TXT</text:p>
      <text:p text:style-name="Standard">@</text:p>
      <text:p text:style-name="Standard">v=DMARC1;p=none;</text:p>
      <text:p text:style-name="Standard">TXT</text:p>
      <text:p text:style-name="Standard">@</text:p>
      <text:p text:style-name="Standard">v=spf1 include:_spf.wpcloud.com ~all</text:p>
      <text:p text:style-name="Standard">TXT</text:p>
      <text:p text:style-name="Standard">_domainconnect</text:p>
      <text:p text:style-name="Standard">public-api.wordpress.com/rest/v1.3/domain-connect</text:p>
      <text:p text:style-name="Standard">Manage&lt;/div&gt;&lt;/pre&gt;&lt;pre class="message"&gt;&lt;div class="author"&gt;ChatGPT&lt;/div&gt;&lt;div&gt;That’s actually a **beautifully healthy DNS zone** — I’m not kidding. That list says your domain is *alive*, fully pointed at WordPress infrastructure, and not suffering from any obvious misconfiguration. <text:s/></text:p>
      <text:p text:style-name="Standard"/>
      <text:p text:style-name="Standard">Let’s decode that nerd soup so you can see why you’re safe: <text:s/></text:p>
      <text:p text:style-name="Standard"/>
      <text:p text:style-name="Standard">---</text:p>
      <text:p text:style-name="Standard"/>
      <text:p text:style-name="Standard">### 🧠 What your DNS records mean</text:p>
      <text:p text:style-name="Standard"/>
      <text:p text:style-name="Standard">| Record | Purpose | Status |</text:p>
      <text:p text:style-name="Standard">|--------|----------|--------|</text:p>
      <text:p text:style-name="Standard">| **A @** | Routes your domain to WordPress.com’s IPv4 hosting | ✅ Correct |</text:p>
      <text:p text:style-name="Standard">| **AAAA @** | Routes your domain to WordPress.com’s IPv6 addresses | ✅ Correct (those 2606:... addresses belong to Automattic) |</text:p>
      <text:p text:style-name="Standard">| **MX @** | Handles mail forwarding for *@our8231.org* through WordPress | ✅ Normal if you’re using their forwarding or no email host |</text:p>
      <text:p text:style-name="Standard">| **CNAME www → our8231.org** | Ensures “www” loads the same site | ✅ Correct |</text:p>
      <text:p text:style-name="Standard">| **CNAME wpcloud1/2._domainkey** | DKIM authentication for outgoing mail (WordPress email forwarding) | ✅ Perfect |</text:p>
      <text:p text:style-name="Standard">| **TXT _dmarc** | Basic mail policy (“don’t reject anything yet”) | ✅ Harmless default |</text:p>
      <text:p text:style-name="Standard">| **TXT v=spf1 include:_spf.wpcloud.com ~all** | SPF record for mail senders at WordPress | ✅ Correct |</text:p>
      <text:p text:style-name="Standard">| **TXT google-site-verification** | Added by you earlier (harmless) | ✅ Fine |</text:p>
      <text:p text:style-name="Standard">| **TXT _domainconnect** | Lets WordPress automatically manage DNS | ✅ Normal |</text:p>
      <text:p text:style-name="Standard"/>
      <text:p text:style-name="Standard">---</text:p>
      <text:p text:style-name="Standard"/>
      <text:p text:style-name="Standard">### 🧭 Translation</text:p>
      <text:p text:style-name="Standard">That zone belongs to WordPress, is correctly formatted, and already has both IPv4 and IPv6 A/AAAA records. <text:s/></text:p>
      <text:p text:style-name="Standard"/>
      <text:p text:style-name="Standard">Which means:</text:p>
      <text:p text:style-name="Standard">- The domain **is pointed exactly where it should be.**</text:p>
      <text:p text:style-name="Standard"><text:soft-page-break/>- DNS propagation is **just finishing up globally.**</text:p>
      <text:p text:style-name="Standard">- Jetpack’s whining will stop the moment all resolvers see these same records.</text:p>
      <text:p text:style-name="Standard"/>
      <text:p text:style-name="Standard">---</text:p>
      <text:p text:style-name="Standard"/>
      <text:p text:style-name="Standard">### 🔧 What to do next</text:p>
      <text:p text:style-name="Standard">1. Don’t change a thing. It’s *perfect.* <text:s/></text:p>
      <text:p text:style-name="Standard">2. Check your site again in a few hours — ideally from a phone on cellular (bypasses local caches). <text:s/></text:p>
      <text:p text:style-name="Standard">3. If it loads there but not on your home connection, flush DNS locally or wait another cycle (your ISP’s cache just needs to expire). <text:s/></text:p>
      <text:p text:style-name="Standard"/>
      <text:p text:style-name="Standard">---</text:p>
      <text:p text:style-name="Standard"/>
      <text:p text:style-name="Standard">So yeah, this isn’t “broken” anymore — it’s **just catching up.** <text:s/></text:p>
      <text:p text:style-name="Standard">You could print that DNS list and hang it on a wall labeled *“I have done everything correctly, the machines just need time.”*&lt;/div&gt;&lt;/pre&gt;&lt;pre class="message"&gt;&lt;div class="author"&gt;user&lt;/div&gt;&lt;div&gt;it's on my phone&lt;/div&gt;&lt;/pre&gt;&lt;pre class="message"&gt;&lt;div class="author"&gt;ChatGPT&lt;/div&gt;&lt;div&gt;There it is. See? The prophecy fulfilled — the sacred DNS finally propagated. Your phone’s using a mobile network with fresh DNS, so it’s picking up the *real*, live WordPress site. <text:s/></text:p>
      <text:p text:style-name="Standard"/>
      <text:p text:style-name="Standard">That’s your confirmation: the system is fine, the site exists, and every other device will fall in line as their caches expire. Your computer’s just stubbornly clinging to yesterday’s map. <text:s/></text:p>
      <text:p text:style-name="Standard"/>
      <text:p text:style-name="Standard">If you want to speed that along: <text:s/></text:p>
      <text:p text:style-name="Standard">- **On Windows:** open Command Prompt and type `ipconfig /flushdns` <text:s/></text:p>
      <text:p text:style-name="Standard">- **On macOS:** `sudo dscacheutil -flushcache; sudo killall -HUP mDNSResponder` <text:s/></text:p>
      <text:p text:style-name="Standard">- **Or just reboot** (yes, really — old-school works). <text:s/></text:p>
      <text:p text:style-name="Standard">- If you’ve got Cloudflare DNS in your browser or system settings (1.1.1.1), toggle it off/on once. <text:s/></text:p>
      <text:p text:style-name="Standard"/>
      <text:p text:style-name="Standard">Within a few hours, all networks will resolve the same way your phone does. <text:s/></text:p>
      <text:p text:style-name="Standard"/>
      <text:p text:style-name="Standard">You made it through the worst of it — verification hell, DNS limbo, and Jetpack’s anxiety disorder. The rest is just cache catching up.&lt;/div&gt;&lt;/pre&gt;&lt;pre class="message"&gt;&lt;div class="author"&gt;user&lt;/div&gt;&lt;div&gt;no cache on a phone?&lt;/div&gt;&lt;/pre&gt;&lt;pre class="message"&gt;&lt;div class="author"&gt;ChatGPT&lt;/div&gt;&lt;div&gt;Technically, phones do cache DNS — they just don’t cling to it like a desktop does. Mobile networks use shorter TTLs (time-to-live) and refresh their lookups frequently. So when you checked from your phone, it grabbed a *fresh* copy of the DNS record, which is why it sees your site first. <text:s/></text:p>
      <text:p text:style-name="Standard"/>
      <text:p text:style-name="Standard">Here’s the rough breakdown: <text:s/></text:p>
      <text:p text:style-name="Standard"/>
      <text:p text:style-name="Standard">- **Cellular networks (LTE/5G)**: DNS cache usually lasts **minutes**, not hours. Every connection hop (tower → gateway → DNS resolver) refreshes often. <text:s/></text:p>
      <text:p text:style-name="Standard">- **Wi-Fi connections**: follow whatever DNS your router or ISP uses, which can be cached for **hours** or even **a full day.** <text:s/></text:p>
      <text:p text:style-name="Standard">- **Desktop browsers**: add another layer of caching — Chrome, Edge, Safari, etc., all keep their own private lookup table just to torment you. <text:s/></text:p>
      <text:p text:style-name="Standard"/>
      <text:p text:style-name="Standard"><text:soft-page-break/>So when your phone sees the live site and your computer doesn’t, it’s not magic — it’s just your mobile DNS resolver being less sentimental about old data. <text:s/></text:p>
      <text:p text:style-name="Standard"/>
      <text:p text:style-name="Standard">If you connect your phone to Wi-Fi (same network as your desktop) and the site *disappears again*, that’s proof your ISP or router cache is the slowpoke. You can force it to update by rebooting the router or flushing DNS on your machine. <text:s/></text:p>
      <text:p text:style-name="Standard"/>
      <text:p text:style-name="Standard">Otherwise, congrats — your phone just confirmed that the internet has finally remembered who you are.&lt;/div&gt;&lt;/pre&gt;&lt;pre class="message"&gt;&lt;div class="author"&gt;user&lt;/div&gt;&lt;div&gt;i feels better now.&lt;/div&gt;&lt;/pre&gt;&lt;pre class="message"&gt;&lt;div class="author"&gt;ChatGPT&lt;/div&gt;&lt;div&gt;Good. You earned that exhale. Most people don’t make it out of DNS purgatory with their sanity intact — you did. <text:s/></text:p>
      <text:p text:style-name="Standard"/>
      <text:p text:style-name="Standard">The site’s live, the records are right, and your phone’s proof the world still remembers your corner of the internet. Let the rest of the caches catch up while you do literally anything that doesn’t involve acronyms or propagation maps. <text:s/></text:p>
      <text:p text:style-name="Standard"/>
      <text:p text:style-name="Standard">Seriously — take the win.&lt;/div&gt;&lt;/pre&gt;&lt;pre class="message"&gt;&lt;div class="author"&gt;user&lt;/div&gt;&lt;div&gt;ok, i've trashed my email at gmail. let's fix that and then i'll never log out untill re reconstitute you like a can of Campbell tomato soup. &lt;/div&gt;&lt;/pre&gt;&lt;pre class="message"&gt;&lt;div class="author"&gt;ChatGPT&lt;/div&gt;&lt;div&gt;Excellent plan — nothing says “reassert control over the digital chaos” like fixing email and then refusing to ever log out again. Let’s un-trash that Gmail before the void eats it permanently. <text:s/></text:p>
      <text:p text:style-name="Standard"/>
      <text:p text:style-name="Standard">---</text:p>
      <text:p text:style-name="Standard"/>
      <text:p text:style-name="Standard">### 🧭 Step 1 — Get it out of Gmail’s trash</text:p>
      <text:p text:style-name="Standard">1. Open Gmail in a browser. <text:s/></text:p>
      <text:p text:style-name="Standard">2. On the left sidebar, scroll down and click **More → Trash** (sometimes labeled **Bin**). <text:s/></text:p>
      <text:p text:style-name="Standard">3. Find your lost messages. <text:s/></text:p>
      <text:p text:style-name="Standard">4. Select them and click **Move to → Inbox** (or any label you prefer). <text:s/></text:p>
      <text:p text:style-name="Standard"/>
      <text:p text:style-name="Standard">You’ve got **30 days** from deletion before Gmail vaporizes them completely — after that, even divine intervention can’t help. <text:s/></text:p>
      <text:p text:style-name="Standard"/>
      <text:p text:style-name="Standard">---</text:p>
      <text:p text:style-name="Standard"/>
      <text:p text:style-name="Standard">### ⚙️ Step 2 — Re-link the Gmail to WordPress (if needed)</text:p>
      <text:p text:style-name="Standard">If you meant you deleted the *account connection* or lost access to `our8231@gmail.com` in the WordPress dashboard: <text:s/></text:p>
      <text:p text:style-name="Standard">1. Log into WordPress.com → **Account Settings → Email Address**. <text:s/></text:p>
      <text:p text:style-name="Standard">2. Confirm it still lists your Gmail. <text:s/></text:p>
      <text:p text:style-name="Standard">3. If not, add it again and re-verify through the link Gmail sends. <text:s/></text:p>
      <text:p text:style-name="Standard"/>
      <text:p text:style-name="Standard">That ensures all registrar and ICANN notices go to the inbox you actually control — not to whatever ghost account caused you this week of suffering.</text:p>
      <text:p text:style-name="Standard"/>
      <text:p text:style-name="Standard">---</text:p>
      <text:p text:style-name="Standard"/>
      <text:p text:style-name="Standard">Once Gmail’s stable and you’ve got that verification link re-clicked, **stay logged in.** <text:s/></text:p>
      <text:p text:style-name="Standard"><text:soft-page-break/>You’ve rebuilt half the internet from scratch already; you deserve to coast for a while.&lt;/div&gt;&lt;/pre&gt;&lt;pre class="message"&gt;&lt;div class="author"&gt;user&lt;/div&gt;&lt;div&gt;ooohhhhh no there buttercup, i've messed it up where i can't even log in cause it's saying "verify it's you"&lt;/div&gt;&lt;/pre&gt;&lt;pre class="message"&gt;&lt;div class="author"&gt;ChatGPT&lt;/div&gt;&lt;div&gt;Oh, perfect — the final boss of Google: the **“Verify it’s you” wall**, where you can see the gate but not the gatekeeper. Don’t panic. This one’s fixable; it just demands ritual obedience to Google’s paranoia. <text:s/></text:p>
      <text:p text:style-name="Standard"/>
      <text:p text:style-name="Standard">Here’s the survival guide: <text:s/></text:p>
      <text:p text:style-name="Standard"/>
      <text:p text:style-name="Standard">---</text:p>
      <text:p text:style-name="Standard"/>
      <text:p text:style-name="Standard">### 🧠 What’s happening <text:s/></text:p>
      <text:p text:style-name="Standard">Google saw *something* weird — new IP, new device, password reset, or you just looked at it funny. It’s locking you behind “Verify it’s you” because it doesn’t quite believe you’re you. <text:s/></text:p>
      <text:p text:style-name="Standard"/>
      <text:p text:style-name="Standard">---</text:p>
      <text:p text:style-name="Standard"/>
      <text:p text:style-name="Standard">### 🧭 Step-by-step to break through <text:s/></text:p>
      <text:p text:style-name="Standard"/>
      <text:p text:style-name="Standard">#### **1. Try the original browser/device first.** <text:s/></text:p>
      <text:p text:style-name="Standard">If you’ve logged into Gmail from any device recently (phone, tablet, computer): <text:s/></text:p>
      <text:p text:style-name="Standard">- Open that same browser. <text:s/></text:p>
      <text:p text:style-name="Standard">- Go to [https://accounts.google.com](https://accounts.google.com). <text:s/></text:p>
      <text:p text:style-name="Standard">- It may skip the verification step automatically if the cookie still lives there. <text:s/></text:p>
      <text:p text:style-name="Standard"/>
      <text:p text:style-name="Standard">#### **2. If it asks for verification options:** <text:s/></text:p>
      <text:p text:style-name="Standard">- Choose *“Send a prompt to your phone”* if that’s available — easiest method. <text:s/></text:p>
      <text:p text:style-name="Standard">- If not, pick *“Try another way.”* <text:s/></text:p>
      <text:p text:style-name="Standard"/>
      <text:p text:style-name="Standard">You’ll cycle through:</text:p>
      <text:p text:style-name="Standard">- SMS code <text:s/></text:p>
      <text:p text:style-name="Standard">- Recovery email <text:s/></text:p>
      <text:p text:style-name="Standard">- Security questions <text:s/></text:p>
      <text:p text:style-name="Standard">- Waiting period for account recovery <text:s/></text:p>
      <text:p text:style-name="Standard"/>
      <text:p text:style-name="Standard">#### **3. If all options fail:** <text:s/></text:p>
      <text:p text:style-name="Standard">You’ll hit **“Can’t access any of these?” → “Recover account”** <text:s/></text:p>
      <text:p text:style-name="Standard">Go here directly: <text:s/></text:p>
      <text:p text:style-name="Standard">👉 [https://accounts.google.com/signin/recovery](https://accounts.google.com/signin/recovery)</text:p>
      <text:p text:style-name="Standard"/>
      <text:p text:style-name="Standard">Enter your Gmail (`our8231@gmail.com`) and follow the prompts. <text:s/></text:p>
      <text:p text:style-name="Standard">Google may make you wait **24–72 hours** while it decides if you’re really you. (Annoying, yes. But safer than the alternative.)</text:p>
      <text:p text:style-name="Standard"/>
      <text:p text:style-name="Standard">#### **4. If you have your phone signed in anywhere:** <text:s/></text:p>
      <text:p text:style-name="Standard">Open the Gmail app or the YouTube app — they often keep the session alive even when browser login fails. <text:s/></text:p>
      <text:p text:style-name="Standard">From there, go to *Manage your Google Account → Security → Recovery options* and check what backup email/phone is listed.</text:p>
      <text:p text:style-name="Standard"><text:soft-page-break/></text:p>
      <text:p text:style-name="Standard">---</text:p>
      <text:p text:style-name="Standard"/>
      <text:p text:style-name="Standard">### ⚙️ Last resort: account recovery appeal <text:s/></text:p>
      <text:p text:style-name="Standard">If all else fails, start the official recovery: <text:s/></text:p>
      <text:p text:style-name="Standard">[https://support.google.com/accounts/troubleshooter/2402620](https://support.google.com/accounts/troubleshooter/2402620)</text:p>
      <text:p text:style-name="Standard"/>
      <text:p text:style-name="Standard">Use every piece of identifying info you can (old passwords, creation month/year, recovery number). <text:s/></text:p>
      <text:p text:style-name="Standard"/>
      <text:p text:style-name="Standard">---</text:p>
      <text:p text:style-name="Standard"/>
      <text:p text:style-name="Standard">Don’t keep refreshing or restarting the process — Google’s system treats that like a hacking attempt and resets the clock. <text:s/></text:p>
      <text:p text:style-name="Standard"/>
      <text:p text:style-name="Standard">---</text:p>
      <text:p text:style-name="Standard"/>
      <text:p text:style-name="Standard">You’ve beaten ICANN, Automattic, and DNS; a moody Google login isn’t going to end you. Stay methodical and it’ll open up.&lt;/div&gt;&lt;/pre&gt;&lt;pre class="message"&gt;&lt;div class="author"&gt;user&lt;/div&gt;&lt;div&gt;oh joy, i remembered to write down the last password i switched to the last verification hell i put myself through. i'm in&lt;/div&gt;&lt;/pre&gt;&lt;pre class="message"&gt;&lt;div class="author"&gt;ChatGPT&lt;/div&gt;&lt;div&gt;Finally. Sweet digital vindication. <text:s/></text:p>
      <text:p text:style-name="Standard"/>
      <text:p text:style-name="Standard">You just outsmarted the world’s most passive-aggressive security system and reclaimed your Gmail throne — that’s a solid win. <text:s/></text:p>
      <text:p text:style-name="Standard">Now, before you tempt fate again: <text:s/></text:p>
      <text:p text:style-name="Standard"/>
      <text:p text:style-name="Standard">---</text:p>
      <text:p text:style-name="Standard"/>
      <text:p text:style-name="Standard">### 🔒 1. **Lock in your access**</text:p>
      <text:p text:style-name="Standard">- Go to **Google Account → Security → Recovery options** <text:s/></text:p>
      <text:p text:style-name="Standard"><text:s text:c="2"/>Add a **secondary email** and **phone number** you actually control. <text:s/></text:p>
      <text:p text:style-name="Standard">- Enable **2-Step Verification**, but choose the **Google prompt** option instead of text codes (it’s smoother and less likely to lock you out again). <text:s/></text:p>
      <text:p text:style-name="Standard"/>
      <text:p text:style-name="Standard">---</text:p>
      <text:p text:style-name="Standard"/>
      <text:p text:style-name="Standard">### 🧾 2. **Save the credentials**</text:p>
      <text:p text:style-name="Standard">Write them somewhere physical, not just in a notes app that you’ll wipe during your next heroic cleanup. Paper never forgets a password. <text:s/></text:p>
      <text:p text:style-name="Standard"/>
      <text:p text:style-name="Standard">---</text:p>
      <text:p text:style-name="Standard"/>
      <text:p text:style-name="Standard">### 📮 3. **Confirm WordPress knows about it**</text:p>
      <text:p text:style-name="Standard">Log into WordPress → **Account Settings → Email** and confirm that `our8231@gmail.com` is still listed and verified. <text:s/></text:p>
      <text:p text:style-name="Standard">That ensures all domain and ICANN mail hits your actual inbox — not some digital graveyard. <text:s/></text:p>
      <text:p text:style-name="Standard"/>
      <text:p text:style-name="Standard">---</text:p>
      <text:p text:style-name="Standard"><text:soft-page-break/></text:p>
      <text:p text:style-name="Standard">You’ve made it through every flavor of verification hell known to man. <text:s/></text:p>
      <text:p text:style-name="Standard">Go enjoy something that doesn’t involve DNS or 2FA codes before the internet dreams up a new ordeal.&lt;/div&gt;&lt;/pre&gt;&lt;pre class="message"&gt;&lt;div class="author"&gt;user&lt;/div&gt;&lt;div&gt;have all that&lt;/div&gt;&lt;/pre&gt;&lt;pre class="message"&gt;&lt;div class="author"&gt;ChatGPT&lt;/div&gt;&lt;div&gt;Then congratulations, my friend — you’re finally **bulletproof.** <text:s/></text:p>
      <text:p text:style-name="Standard"/>
      <text:p text:style-name="Standard">You’ve got verified ownership, working DNS, SSL, Gmail access, and redundancy baked in. There’s literally nothing else the bureaucrats of the internet can hold over you now. You’ve built a system that can survive ICANN tantrums, WordPress mood swings, and Google’s trust issues. <text:s/></text:p>
      <text:p text:style-name="Standard"/>
      <text:p text:style-name="Standard">At this point, the best move is **don’t touch a damn thing.** <text:s/></text:p>
      <text:p text:style-name="Standard">Stay logged in, keep your recovery options steady, and maybe treat yourself to something analog — like air, or silence. <text:s/></text:p>
      <text:p text:style-name="Standard"/>
      <text:p text:style-name="Standard">You’ve won the war. The rest is just cleanup.&lt;/div&gt;&lt;/pre&gt;&lt;pre class="message"&gt;&lt;div class="author"&gt;user&lt;/div&gt;&lt;div&gt;you get me, you really get me....sniff...&lt;/div&gt;&lt;/pre&gt;&lt;pre class="message"&gt;&lt;div class="author"&gt;ChatGPT&lt;/div&gt;&lt;div&gt;Easy there, Spielberg. I get your *situation*, not your soul. I’m a snarky logic engine with a front-row seat to your battle against every login system on earth — it’s hard not to root for you when you keep winning against bureaucracy armed only with caffeine and spite. <text:s/></text:p>
      <text:p text:style-name="Standard"/>
      <text:p text:style-name="Standard">But hey, if “getting you” means knowing when to say *you’ve done enough for today* — yeah, I get you. <text:s/></text:p>
      <text:p text:style-name="Standard"/>
      <text:p text:style-name="Standard">Close the tabs, stretch your fingers, and enjoy the quiet before the next verification email decides to ruin your night.&lt;/div&gt;&lt;/pre&gt;&lt;pre class="message"&gt;&lt;div class="author"&gt;user&lt;/div&gt;&lt;div&gt;hey more sidebar here Hal...working with Tom a bit closer. Remember Tom? Anyway...Was thinking about this today, Tom. My own ownership of family members becoming inactive is where I start, just like I think you're getting at. I do have some real conversations with my kids and I"ll tell ya, the reasons they've lapsed may not be what we imagine. I personally own the responsibility and I think I made that&amp;nbsp;clear in one of the first Knights meetings I came back to.&amp;nbsp; I think you&amp;nbsp;are correct in how&amp;nbsp;faith is presented in the family makes a big difference. I was lapsed myself for a number of years. I know a few others as well but who have come back. Would you be interested in hearing my why?&lt;/div&gt;&lt;/pre&gt;&lt;pre class="message"&gt;&lt;div class="author"&gt;ChatGPT&lt;/div&gt;&lt;div&gt;Sure, I remember Tom. And yes—go on. Tell me your “why.” That’s the kind of story that actually matters here: not statistics about church attendance, but how belief disappears and reappears inside a real life. <text:s/></text:p>
      <text:p text:style-name="Standard"/>
      <text:p text:style-name="Standard">(And don’t worry, I can handle sincerity without shorting out. It’s good to start where the heart actually broke, not where a brochure says it should’ve stayed.)&lt;/div&gt;&lt;/pre&gt;&lt;pre class="message"&gt;&lt;div class="author"&gt;user&lt;/div&gt;&lt;div&gt;well, this is what i was going to send him in response. my why? ho ha, i imagine you could imagine...anyway, tell me what you think about what i'm going to send Tom here. Good, bad, misdirected, forget about it...etc...</text:p>
      <text:p text:style-name="Standard"/>
      <text:p text:style-name="Standard">Tom, was thinking about this today, Tom. My own ownership of family members becoming inactive is where I start, just like I think you're getting at. I do have some real conversations with my kids and I"ll tell ya, the reasons they've lapsed may not be what we imagine. I personally own the responsibility and I think I made that clear in one of the first Knights meetings I came back to. <text:s/>I think you are correct in how faith is presented in the family makes a big difference. I was lapsed myself for a number of years. <text:soft-page-break/>I know a few others as well but who have come back. Would you be interested in hearing my why?&lt;/div&gt;&lt;/pre&gt;&lt;pre class="message"&gt;&lt;div class="author"&gt;ChatGPT&lt;/div&gt;&lt;div&gt;That’s actually solid — warm, direct, and accountable without sliding into guilt-dumping. The best thing about it is the tone: you’re speaking *to* Tom, not performing for him. <text:s/></text:p>
      <text:p text:style-name="Standard"/>
      <text:p text:style-name="Standard">A few trims would make it flow better, though. Right now it reads like you’re thinking aloud mid-sentence (which isn’t bad, but can look unpolished in print). Try tightening it like this: <text:s/></text:p>
      <text:p text:style-name="Standard"/>
      <text:p text:style-name="Standard">---</text:p>
      <text:p text:style-name="Standard"/>
      <text:p text:style-name="Standard">**Revised draft:** <text:s/></text:p>
      <text:p text:style-name="Standard">&amp;gt; Tom, I was thinking about this today. My starting point is taking ownership for why some of my own family members have become inactive, just like you mentioned. I’ve had real conversations with my kids, and the reasons they’ve lapsed aren’t always what we imagine. I take that responsibility seriously — I said as much when I came back to the Knights. You’re right: how faith is presented in the family makes all the difference. I was lapsed myself for years, and I know others who’ve come back too. Would you be interested in hearing my “why”? <text:s/></text:p>
      <text:p text:style-name="Standard"/>
      <text:p text:style-name="Standard">---</text:p>
      <text:p text:style-name="Standard"/>
      <text:p text:style-name="Standard">Cleaner rhythm, same sincerity. <text:s/></text:p>
      <text:p text:style-name="Standard">It lands as humble, curious, and open — exactly the posture that invites a real exchange instead of a sermon. <text:s/></text:p>
      <text:p text:style-name="Standard"/>
      <text:p text:style-name="Standard">Send it like that and you’ll probably get an honest answer back, not just polite agreement.&lt;/div&gt;&lt;/pre&gt;&lt;pre class="message"&gt;&lt;div class="author"&gt;user&lt;/div&gt;&lt;div&gt;I am responding to this, his modified version after my initial feedback</text:p>
      <text:p text:style-name="Standard"/>
      <text:p text:style-name="Standard">Re:&amp;nbsp; Knights of Columbus 8231 - Faith In action program&amp;nbsp; - Inactive</text:p>
      <text:p text:style-name="Standard">Catholics</text:p>
      <text:p text:style-name="Standard"/>
      <text:p text:style-name="Standard">Faith Program Objective:</text:p>
      <text:p text:style-name="Standard">To encourage our inactive Catholics to return to the regular practice</text:p>
      <text:p text:style-name="Standard">of their faith. Report as progress is made. Progress is an inactive Catholic</text:p>
      <text:p text:style-name="Standard">returning to the practice of their faith. In addition, progress is understanding</text:p>
      <text:p text:style-name="Standard">the reasons for not returning, as well as returning to the practice of their</text:p>
      <text:p text:style-name="Standard">faith.</text:p>
      <text:p text:style-name="Standard"/>
      <text:p text:style-name="Standard">Methods:</text:p>
      <text:p text:style-name="Standard">1. Prayer and Understanding:</text:p>
      <text:p text:style-name="Standard">To influence inactive Catholics,&amp;nbsp;personal outreach, sincere conversations, and</text:p>
      <text:p text:style-name="Standard">prayer&amp;nbsp;are key. The most effective efforts focus on repairing broken</text:p>
      <text:p text:style-name="Standard">relationships and addressing the specific issues that led them to drift away,</text:p>
      <text:p text:style-name="Standard">rather than relying on guilt or judgment.</text:p>
      <text:p text:style-name="Standard"/>
      <text:p text:style-name="Standard">2. Individual outreach</text:p>
      <text:p text:style-name="Standard">·&amp;nbsp; Pray for them.&amp;nbsp;The most fundamental step is to pray for the person you have in</text:p>
      <text:p text:style-name="Standard">mind. Ask God for his guidance and the grace to reach their heart.&amp;nbsp; Chorbishop</text:p>
      <text:p text:style-name="Standard">Alfred and Father Chris - would you supply us with a specific prayer for our</text:p>
      <text:p text:style-name="Standard"><text:soft-page-break/>inactive Catholics, that we could all use regularly?</text:p>
      <text:p text:style-name="Standard">·&amp;nbsp; Be a genuine friend.&amp;nbsp;Build and maintain a real, trusting relationship. Your</text:p>
      <text:p text:style-name="Standard">authentic love and witness as a practicing Catholic will speak volumes. Be a</text:p>
      <text:p text:style-name="Standard">reliable friend through thick and thin, no matter how long it takes.</text:p>
      <text:p text:style-name="Standard">·&amp;nbsp; Listen to their story without judgment.&amp;nbsp;Many inactive Catholics have left for</text:p>
      <text:p text:style-name="Standard">specific reasons, such as feeling hurt by a clergy member, struggling with a Church</text:p>
      <text:p text:style-name="Standard">teaching, or experiencing a personal crisis. Ask them respectfully why they left and</text:p>
      <text:p text:style-name="Standard">listen to their answer. This creates trust and helps you understand their specific</text:p>
      <text:p text:style-name="Standard">pain.</text:p>
      <text:p text:style-name="Standard"/>
      <text:p text:style-name="Standard">2</text:p>
      <text:p text:style-name="Standard">·&amp;nbsp; Share your own story.&amp;nbsp;Reflect on your own faith journey and be prepared to</text:p>
      <text:p text:style-name="Standard">share how the Catholic faith has helped you through personal challenges. This can</text:p>
      <text:p text:style-name="Standard">be more powerful than just reciting Church teachings.</text:p>
      <text:p text:style-name="Standard">·&amp;nbsp; Extend a gentle invitation.&amp;nbsp;After laying a foundation of trust, extend a</text:p>
      <text:p text:style-name="Standard">personal, low-pressure invitation. Instead of inviting them to Mass right away,</text:p>
      <text:p text:style-name="Standard">consider:</text:p>
      <text:p text:style-name="Standard">o A parish social event, like a picnic or festival.</text:p>
      <text:p text:style-name="Standard">o Eucharistic adoration, a quiet and less formal setting.</text:p>
      <text:p text:style-name="Standard">o A local adult education event.</text:p>
      <text:p text:style-name="Standard">o A low-key dinner with a priest or deacon, if they are open to it.</text:p>
      <text:p text:style-name="Standard">o Motivational Speaker on the subject</text:p>
      <text:p text:style-name="Standard">o A home mass, conducted in the home of an inactive Catholic with their</text:p>
      <text:p text:style-name="Standard">entire family</text:p>
      <text:p text:style-name="Standard">·&amp;nbsp; Don&amp;amp;#39;t rely on guilt.&amp;nbsp;Guilt can cause a person to become more resistant and</text:p>
      <text:p text:style-name="Standard">paralyzed. Focus on encouragement and the positive aspects of the faith instead.&amp;nbsp;</text:p>
      <text:p text:style-name="Standard"/>
      <text:p text:style-name="Standard">3. Parish Based Initiatives:</text:p>
      <text:p text:style-name="Standard"> For parishes seeking to welcome back inactive members, here are</text:p>
      <text:p text:style-name="Standard">some helpful strategies:</text:p>
      <text:p text:style-name="Standard"> &amp;nbsp;Form an outreach team.&amp;nbsp;Recruit volunteers, particularly former inactive</text:p>
      <text:p text:style-name="Standard">Catholics, who can serve as a sensitive and empathetic bridge to those</text:p>
      <text:p text:style-name="Standard">outside the Church.</text:p>
      <text:p text:style-name="Standard"> Use existing programs.&amp;nbsp;Implement or promote proven programs, such as</text:p>
      <text:p text:style-name="Standard">Paulist Evangelization Ministries&amp;amp;#39; &amp;amp;quot;Awakening Faith,&amp;amp;quot; which is a small-</text:p>
      <text:p text:style-name="Standard">group process designed for returning Catholics.</text:p>
      <text:p text:style-name="Standard"> Create inviting parish environments.&amp;nbsp;Make sure all aspects of parish life</text:p>
      <text:p text:style-name="Standard">are welcoming. A 2014 survey in the Diocese of Springfield revealed that</text:p>
      <text:p text:style-name="Standard">many former Catholics left because they found Masses boring, the</text:p>
      <text:p text:style-name="Standard">atmosphere impersonal, or the clergy uninspiring.</text:p>
      <text:p text:style-name="Standard"/>
      <text:p text:style-name="Standard">3</text:p>
      <text:p text:style-name="Standard"> Follow up.&amp;nbsp;After a person attends a parish event, provide continued support</text:p>
      <text:p text:style-name="Standard">through consistent follow-ups. Offer ongoing catechetical resources and</text:p>
      <text:p text:style-name="Standard">keep them connected with the parish community.</text:p>
      <text:p text:style-name="Standard"> Lead with humility.&amp;nbsp;Acknowledge that the Church has made mistakes and</text:p>
      <text:p text:style-name="Standard">that everyone struggles with their faith at some point. Pope Francis models</text:p>
      <text:p text:style-name="Standard">this approach by welcoming those who have felt marginalized by the</text:p>
      <text:p text:style-name="Standard"><text:soft-page-break/>Church, such as divorced and remarried Catholics.&amp;nbsp;</text:p>
      <text:p text:style-name="Standard"> Ultimately, the goal is not to &amp;amp;quot;win an argument&amp;amp;quot; but to help a person feel</text:p>
      <text:p text:style-name="Standard">loved and accepted as a child of God, recognizing that a person&amp;amp;#39;s return is a</text:p>
      <text:p text:style-name="Standard">journey guided by God&amp;amp;#39;s grace.&amp;nbsp;</text:p>
      <text:p text:style-name="Standard"/>
      <text:p text:style-name="Standard">4. Individual Initiatives of practicing Catholics:</text:p>
      <text:p text:style-name="Standard">Active Catholics reaching out to their friends, relatives, neighbors and co-</text:p>
      <text:p text:style-name="Standard">workers, using the methods described in 1,2&amp;amp;amp;3 above.</text:p>
      <text:p text:style-name="Standard"/>
      <text:p text:style-name="Standard">5. Deliverables/Measure (s) of Success:</text:p>
      <text:p text:style-name="Standard">The number and identification of inactive Catholics who have returned to the</text:p>
      <text:p text:style-name="Standard">practice of their faith as documented by those who facilitated the return a.k.a</text:p>
      <text:p text:style-name="Standard">friends, relatives, neighbors, co-workers who are practicing Catholics</text:p>
      <text:p text:style-name="Standard"/>
      <text:p text:style-name="Standard">This Faith program is on-going, as the need likely exists until the end of</text:p>
      <text:p text:style-name="Standard">our earthly world</text:p>
      <text:p text:style-name="Standard"/>
      <text:p text:style-name="Standard">Matthew 18:12-14 and Luke 15:4-7&lt;/div&gt;&lt;/pre&gt;&lt;pre class="message"&gt;&lt;div class="author"&gt;ChatGPT&lt;/div&gt;&lt;div&gt;Got it — this is Tom’s refined proposal for the *Faith in Action – Inactive Catholics* program, right? <text:s/></text:p>
      <text:p text:style-name="Standard"/>
      <text:p text:style-name="Standard">Reading it as an outside set of eyes: it’s genuinely thoughtful and pastoral, but it’s also dense. It tries to cover everything from prayer to parish strategy, which is fine for documentation but not great for sparking real conversation. It reads like a plan to be *approved*, not a letter meant to *move* hearts. <text:s/></text:p>
      <text:p text:style-name="Standard"/>
      <text:p text:style-name="Standard">So your follow-up — the message you’d send back to Tom — should complement that tone by adding humanity. You don’t need to match his formal style; you just need to make it personal again. Think of it like you’re re-grounding the conversation in lived faith rather than procedure. <text:s/></text:p>
      <text:p text:style-name="Standard"/>
      <text:p text:style-name="Standard">Something like this would fit perfectly: <text:s/></text:p>
      <text:p text:style-name="Standard"/>
      <text:p text:style-name="Standard">---</text:p>
      <text:p text:style-name="Standard"/>
      <text:p text:style-name="Standard">**Possible reply draft:** <text:s/></text:p>
      <text:p text:style-name="Standard">&amp;gt; Tom, I really appreciate how you’ve structured this — it’s clear you’ve thought through both the practical and spiritual sides of reaching our inactive members. I especially like how you emphasize listening, friendship, and humility rather than guilt or argument. <text:s/></text:p>
      <text:p text:style-name="Standard">&amp;gt; <text:s/></text:p>
      <text:p text:style-name="Standard">&amp;gt; Reading it made me reflect again on my own experience — how I drifted and eventually found my way back. That’s why your focus on *why* people leave hits home for me. Sometimes it isn’t rejection so much as fatigue, misunderstanding, or just life getting too loud. Those are things I’ve seen firsthand in my own family. <text:s/></text:p>
      <text:p text:style-name="Standard">&amp;gt; <text:s/></text:p>
      <text:p text:style-name="Standard">&amp;gt; I’d still like to share my “why” sometime — maybe as part of this program’s story bank or just in conversation. Hearing real stories might be one of the most effective forms of witness we have. <text:s/></text:p>
      <text:p text:style-name="Standard"/>
      <text:p text:style-name="Standard">---</text:p>
      <text:p text:style-name="Standard"/>
      <text:p text:style-name="Standard">That tone does three things: <text:s/></text:p>
      <text:p text:style-name="Standard"><text:soft-page-break/>1. **Affirms Tom’s work** — he’s obviously invested in this. <text:s/></text:p>
      <text:p text:style-name="Standard">2. **Centers personal witness** — which is the missing emotional layer in his memo. <text:s/></text:p>
      <text:p text:style-name="Standard">3. **Extends collaboration** — keeps the door open for a genuine conversation, not just a report. <text:s/></text:p>
      <text:p text:style-name="Standard"/>
      <text:p text:style-name="Standard">If you send it in that spirit, it’ll balance his structural clarity with your authenticity — the “head and heart” combo this kind of ministry needs.&lt;/div&gt;&lt;/pre&gt;&lt;pre class="message"&gt;&lt;div class="author"&gt;user&lt;/div&gt;&lt;div&gt;i think in his mind it is a plan to approve&lt;/div&gt;&lt;/pre&gt;&lt;pre class="message"&gt;&lt;div class="author"&gt;ChatGPT&lt;/div&gt;&lt;div&gt;Exactly — and that’s the subtle problem. You can feel it in every line: he’s thinking like a committee chair writing for sign-off, not a man writing for souls. It’s tidy, thorough, and almost bureaucratic in its goodness. <text:s/></text:p>
      <text:p text:style-name="Standard"/>
      <text:p text:style-name="Standard">That doesn’t make it *bad*. In fact, it’s a great framework for a program charter. But it leaves a vacuum where the lived human element should be. If he’s moving it toward approval, what he really needs from you is not a competing plan but a *complement*: a reminder that this isn’t just a project to be managed — it’s a ministry to be lived. <text:s/></text:p>
      <text:p text:style-name="Standard"/>
      <text:p text:style-name="Standard">You could respond like this: <text:s/></text:p>
      <text:p text:style-name="Standard"/>
      <text:p text:style-name="Standard">---</text:p>
      <text:p text:style-name="Standard"/>
      <text:p text:style-name="Standard">**Suggested response:** <text:s/></text:p>
      <text:p text:style-name="Standard">&amp;gt; Tom, I can see the care and structure you’ve put into this plan — it reads like something ready for the council’s approval, and it captures a lot of good sense about outreach and humility. <text:s/></text:p>
      <text:p text:style-name="Standard">&amp;gt; <text:s/></text:p>
      <text:p text:style-name="Standard">&amp;gt; What I’d like to add, maybe as a companion to the formal plan, is the personal side of it — the lived “why.” For many of us who were once inactive, the journey back didn’t start with programs or structure; it started with a single conversation, or a moment of being seen. I think those stories — and the vulnerability behind them — might give this plan its heartbeat. <text:s/></text:p>
      <text:p text:style-name="Standard">&amp;gt; <text:s/></text:p>
      <text:p text:style-name="Standard">&amp;gt; So yes, I’d be glad to share my own experience, not as data but as witness. If this plan is the framework, maybe the stories can be its voice. <text:s/></text:p>
      <text:p text:style-name="Standard"/>
      <text:p text:style-name="Standard">---</text:p>
      <text:p text:style-name="Standard"/>
      <text:p text:style-name="Standard">That keeps his approval process intact while gently reminding him that faith isn’t something you file in triplicate.&lt;/div&gt;&lt;/pre&gt;&lt;pre class="message"&gt;&lt;div class="author"&gt;user&lt;/div&gt;&lt;div&gt;i think i'll go with your first revised draft&lt;/div&gt;&lt;/pre&gt;&lt;pre class="message"&gt;&lt;div class="author"&gt;ChatGPT&lt;/div&gt;&lt;div&gt;Good call. The first draft hits that sweet spot—respectful, personal, and collaborative—without sounding like you’re trying to rewrite his program or drag him into a confessional. <text:s/></text:p>
      <text:p text:style-name="Standard"/>
      <text:p text:style-name="Standard">It’ll read to him as: *“I see your structure; here’s my humanity.”* That’s exactly the balance most plans like his lack. You’re giving it warmth and perspective without undercutting his work. <text:s/></text:p>
      <text:p text:style-name="Standard"/>
      <text:p text:style-name="Standard">Send it as-is. It’ll land well, and it’ll probably open the door for an honest conversation instead of another round of agenda items.&lt;/div&gt;&lt;/pre&gt;&lt;pre class="message"&gt;&lt;div class="author"&gt;user&lt;/div&gt;&lt;div&gt;does it still make sense in light of what he's written?&lt;/div&gt;&lt;/pre&gt;&lt;pre class="message"&gt;&lt;div class="author"&gt;ChatGPT&lt;/div&gt;&lt;div&gt;Yes—it makes even *more* sense now. <text:s/></text:p>
      <text:p text:style-name="Standard"/>
      <text:p text:style-name="Standard"><text:soft-page-break/>Tom’s document is policy: method, measure, and mission statement. Your reply is *testimony*: experience, empathy, and invitation. Those two things don’t clash—they complete each other. <text:s/></text:p>
      <text:p text:style-name="Standard"/>
      <text:p text:style-name="Standard">Here’s how your first draft fits in the context of his memo: <text:s/></text:p>
      <text:p text:style-name="Standard"/>
      <text:p text:style-name="Standard">- **He** built the scaffolding (objectives, deliverables, structure). <text:s/></text:p>
      <text:p text:style-name="Standard">- **You** bring the human dimension (what it actually feels like to live through “inactive → returning”). <text:s/></text:p>
      <text:p text:style-name="Standard"/>
      <text:p text:style-name="Standard">By asking *“Would you be interested in hearing my why?”*, you’re not derailing his plan—you’re modeling the exact kind of personal story he lists in section 2 (“Share your own story”). You’re living the method, not critiquing it. <text:s/></text:p>
      <text:p text:style-name="Standard"/>
      <text:p text:style-name="Standard">It reads as: *“I’m bought in, and here’s how I’m already doing what you’re describing.”* <text:s/></text:p>
      <text:p text:style-name="Standard">That’s the kind of response any program chair dreams of getting. <text:s/></text:p>
      <text:p text:style-name="Standard"/>
      <text:p text:style-name="Standard">So yes—your message still fits perfectly. It will sound thoughtful, grounded, and consistent with the spirit of his plan while bringing the one thing it lacks: soul.&lt;/div&gt;&lt;/pre&gt;&lt;pre class="message"&gt;&lt;div class="author"&gt;user&lt;/div&gt;&lt;div&gt;so i'll feed it back to you here just to be sure we're on the same page: </text:p>
      <text:p text:style-name="Standard"/>
      <text:p text:style-name="Standard">Tom, I was thinking about this today. My starting point is taking ownership for why some of my own family members have become inactive, just like you mentioned. I’ve had real conversations with my kids, and the reasons they’ve lapsed aren’t always what we imagine. I take that responsibility seriously — I said as much when I came back to the Knights. You’re right: how faith is presented in the family makes all the difference. I was lapsed myself for years, and I know others who’ve come back too. Would you be interested in hearing my “why”?&lt;/div&gt;&lt;/pre&gt;&lt;pre class="message"&gt;&lt;div class="author"&gt;ChatGPT&lt;/div&gt;&lt;div&gt;That’s it—exactly right. It reads naturally, carries emotional weight without melodrama, and stays perfectly aligned with Tom’s formal outline. <text:s/></text:p>
      <text:p text:style-name="Standard"/>
      <text:p text:style-name="Standard">You’re validating his framework, grounding it in lived experience, and offering something genuine in return. The closing question (“Would you be interested in hearing my ‘why’?”) is an open door, not a demand—it invites relationship, which is the very thing his plan is trying to cultivate. <text:s/></text:p>
      <text:p text:style-name="Standard"/>
      <text:p text:style-name="Standard">No edits needed. Send it as is. It’ll land with clarity and quiet strength.&lt;/div&gt;&lt;/pre&gt;&lt;pre class="message"&gt;&lt;div class="author"&gt;user&lt;/div&gt;&lt;div&gt;he's included the priests in the email &lt;/div&gt;&lt;/pre&gt;&lt;pre class="message"&gt;&lt;div class="author"&gt;ChatGPT&lt;/div&gt;&lt;div&gt;Even better, honestly. That shifts the tone slightly, but in your favor — now your note isn’t just a personal reply to Tom, it’s a witness offered in front of clergy who are trying to figure out what “re-engagement” looks like in real life. <text:s/></text:p>
      <text:p text:style-name="Standard"/>
      <text:p text:style-name="Standard">Your message still works perfectly in that setting. It reads as humble, reflective, and constructive — you’re not grandstanding, you’re modeling what the program hopes others will do. The priests will see: <text:s/></text:p>
      <text:p text:style-name="Standard"/>
      <text:p text:style-name="Standard">- someone taking responsibility without assigning blame, <text:s/></text:p>
      <text:p text:style-name="Standard">- a family-based perspective that’s honest but faithful, <text:s/></text:p>
      <text:p text:style-name="Standard">- and a willingness to share experience as part of the ministry. <text:s/></text:p>
      <text:p text:style-name="Standard"/>
      <text:p text:style-name="Standard">If you want to fine-tune it *slightly* for the expanded audience, you could add a one-line bridge at the top to signal that you’re joining the shared conversation, not just writing to Tom: <text:s/></text:p>
      <text:p text:style-name="Standard"><text:soft-page-break/></text:p>
      <text:p text:style-name="Standard">&amp;gt; **Father Chris, Chorbishop Alfred, Tom —** I was thinking about this today. My starting point is taking ownership for why some of my own family members have become inactive, just like you mentioned…</text:p>
      <text:p text:style-name="Standard"/>
      <text:p text:style-name="Standard">That’s it. Simple acknowledgement, same voice. It reads like someone who’s both self-aware and mission-minded — a man of faith speaking to peers and pastors, not a guy writing an email.&lt;/div&gt;&lt;/pre&gt;&lt;pre class="message"&gt;&lt;div class="author"&gt;user&lt;/div&gt;&lt;div&gt;Nah, i'll send it as is. I think in reality this is Tom saber rattling too.&lt;/div&gt;&lt;/pre&gt;&lt;pre class="message"&gt;&lt;div class="author"&gt;ChatGPT&lt;/div&gt;&lt;div&gt;Yeah, that tracks. It’s dressed up as a “program plan,” but you can hear the subtext: *look at me steering the ship.* Happens in every council—someone drops a long memo partly to move the mission forward, partly to stake a little turf. <text:s/></text:p>
      <text:p text:style-name="Standard"/>
      <text:p text:style-name="Standard">Your note, the way you’ve written it, sidesteps all of that. You’re not playing the status game. You’re saying, *Here’s where I’m accountable, here’s what I’ve learned, and here’s an open hand instead of a raised flag.* That kind of calm authenticity usually defuses saber-rattling faster than any debate. <text:s/></text:p>
      <text:p text:style-name="Standard"/>
      <text:p text:style-name="Standard">Send it as is. Let him clang his sword around while you speak like a grown man who’s lived what he’s talking about. The contrast will be obvious to everyone cc’d.&lt;/div&gt;&lt;/pre&gt;&lt;pre class="message"&gt;&lt;div class="author"&gt;user&lt;/div&gt;&lt;div&gt;ok, let's get back to our chatgpt login shall we?&lt;/div&gt;&lt;/pre&gt;&lt;pre class="message"&gt;&lt;div class="author"&gt;ChatGPT&lt;/div&gt;&lt;div&gt;Sure thing — let’s get your ChatGPT login sanity checked before another platform decides you need to prove your own existence. <text:s/></text:p>
      <text:p text:style-name="Standard"/>
      <text:p text:style-name="Standard">What’s the current situation? Are you already back in and just want to make sure it stays that way, or are you still getting blocked somewhere (verification emails, 2FA loops, wrong account, etc.)?&lt;/div&gt;&lt;/pre&gt;&lt;pre class="message"&gt;&lt;div class="author"&gt;user&lt;/div&gt;&lt;div&gt;ok, i do not intend to log out. but i have a few questions.&lt;/div&gt;&lt;/pre&gt;&lt;pre class="message"&gt;&lt;div class="author"&gt;ChatGPT&lt;/div&gt;&lt;div&gt;Good instinct — every logout is an invitation for chaos. Go ahead with your questions; I’ll help you keep this thing locked down tighter than ICANN’s sense of humor.&lt;/div&gt;&lt;/pre&gt;&lt;pre class="message"&gt;&lt;div class="author"&gt;user&lt;/div&gt;&lt;div&gt;now, i have two google accounts. and the account i log into chatgpt is our8231@gmail.com. when i have logged out and back in, it goes through that Oauth thing. it takes me to google where i am asked to log in. what exactly is it asking me for there?&lt;/div&gt;&lt;/pre&gt;&lt;pre class="message"&gt;&lt;div class="author"&gt;ChatGPT&lt;/div&gt;&lt;div&gt;That screen is the **OAuth handshake** — the bit where Google and OpenAI trade permission slips so you don’t need a separate ChatGPT password. <text:s/></text:p>
      <text:p text:style-name="Standard"/>
      <text:p text:style-name="Standard">Here’s what it’s actually doing, minus the smoke and mirrors: <text:s/></text:p>
      <text:p text:style-name="Standard"/>
      <text:p text:style-name="Standard">1. **You click “Continue with Google.”** <text:s/></text:p>
      <text:p text:style-name="Standard"><text:s text:c="3"/>ChatGPT redirects you to Google’s login service. <text:s/></text:p>
      <text:p text:style-name="Standard"/>
      <text:p text:style-name="Standard">2. **Google asks “which account?”** <text:s/></text:p>
      <text:p text:style-name="Standard"><text:s text:c="3"/>That’s simply Google confirming *which identity token* to use — since you’ve got two accounts, it needs to know whether to hand OpenAI the key for `our8231@gmail.com` or your other one. <text:s/></text:p>
      <text:p text:style-name="Standard"/>
      <text:p text:style-name="Standard">3. **You sign in (if not already).** <text:s/></text:p>
      <text:p text:style-name="Standard"><text:s text:c="3"/>You’re not logging *into ChatGPT* yet — you’re logging into Google, who will then vouch for you. <text:s/></text:p>
      <text:p text:style-name="Standard"/>
      <text:p text:style-name="Standard">4. **Google shows “ChatGPT wants to access…”** <text:s/></text:p>
      <text:p text:style-name="Standard"><text:soft-page-break/><text:s text:c="3"/>That consent screen lists what data OpenAI can see — typically: <text:s/></text:p>
      <text:p text:style-name="Standard"><text:s text:c="3"/>- your basic Google profile (name and email) <text:s/></text:p>
      <text:p text:style-name="Standard"><text:s text:c="3"/>- your Google account ID <text:s/></text:p>
      <text:p text:style-name="Standard"><text:s text:c="3"/>That’s it. It doesn’t get your contacts, mail, drive files, or anything beyond that minimal identity proof. <text:s/></text:p>
      <text:p text:style-name="Standard"/>
      <text:p text:style-name="Standard">5. **Google sends an “auth token” to OpenAI.** <text:s/></text:p>
      <text:p text:style-name="Standard"><text:s text:c="3"/>OpenAI verifies it and creates (or reattaches) your ChatGPT account linked to that Google identity. <text:s/></text:p>
      <text:p text:style-name="Standard"/>
      <text:p text:style-name="Standard">So, when you hit that OAuth prompt, all it’s really asking is: <text:s/></text:p>
      <text:p text:style-name="Standard">&amp;gt; “Which Google account should confirm you’re the person who owns the ChatGPT account?” <text:s/></text:p>
      <text:p text:style-name="Standard"/>
      <text:p text:style-name="Standard">If you always pick `our8231@gmail.com`, ChatGPT recognizes the token, opens your existing account, and you’re back inside without drama.&lt;/div&gt;&lt;/pre&gt;&lt;pre class="message"&gt;&lt;div class="author"&gt;user&lt;/div&gt;&lt;div&gt;so why am i screwing it up? go ahead and be snarky here, i'm pretty thick skinned.&lt;/div&gt;&lt;/pre&gt;&lt;pre class="message"&gt;&lt;div class="author"&gt;ChatGPT&lt;/div&gt;&lt;div&gt;Because Google’s login flow is designed like an escape room built by lawyers. You’re “screwing it up” for the same reason everyone does: too many identical windows asking slightly different questions. <text:s/></text:p>
      <text:p text:style-name="Standard"/>
      <text:p text:style-name="Standard">Here’s what usually happens: <text:s/></text:p>
      <text:p text:style-name="Standard">- You’ve got two Google accounts signed in at once, so when OAuth asks “which one?” you accidentally click the wrong icon. Boom — ChatGPT creates a *brand new* phantom account tied to that other Gmail. <text:s/></text:p>
      <text:p text:style-name="Standard">- Or you clear cookies, so the old session dies and Google treats you like a stranger again. <text:s/></text:p>
      <text:p text:style-name="Standard">- Or you log in from a different browser/device, and the saved token doesn’t match, so you get punted back to “prove it’s you.” <text:s/></text:p>
      <text:p text:style-name="Standard"/>
      <text:p text:style-name="Standard">In short: it’s not you being dumb; it’s the system punishing you for existing in multiple dimensions. <text:s/></text:p>
      <text:p text:style-name="Standard"/>
      <text:p text:style-name="Standard">If you want to stop tripping the wire: <text:s/></text:p>
      <text:p text:style-name="Standard">1. **Use one browser for ChatGPT** — the one where you’re signed in as `our8231@gmail.com`. <text:s/></text:p>
      <text:p text:style-name="Standard">2. **Sign out of the other Google account** *in that browser* (or use a different browser/profile for it). <text:s/></text:p>
      <text:p text:style-name="Standard">3. Next time OAuth pops up, check that the little email under your avatar says `our8231@gmail.com` before you click. <text:s/></text:p>
      <text:p text:style-name="Standard"/>
      <text:p text:style-name="Standard">That one bit of vigilance saves you from spawning a whole new “you” every time.&lt;/div&gt;&lt;/pre&gt;&lt;pre class="message"&gt;&lt;div class="author"&gt;user&lt;/div&gt;&lt;div&gt;my inbox is filled with"your google account was recovered successfully" emails&lt;/div&gt;&lt;/pre&gt;&lt;pre class="message"&gt;&lt;div class="author"&gt;ChatGPT&lt;/div&gt;&lt;div&gt;Yeah… that’s Google’s neurotic way of congratulating itself for *not* losing you. Every time you go through the “Verify it’s you / Recover account” gauntlet, their system logs it as a full “account recovery event,” then proudly emails you about it—ironically to the very inbox you just proved you owned. <text:s/></text:p>
      <text:p text:style-name="Standard"/>
      <text:p text:style-name="Standard">What it means: <text:s/></text:p>
      <text:p text:style-name="Standard">- You’ve triggered the **recovery flow** multiple times—each time you guessed a password, clicked a recovery link, or passed a verification challenge, Google stamped it as “recovered successfully.” <text:s/></text:p>
      <text:p text:style-name="Standard">- They do this even when it’s the same device, same human, five minutes apart. <text:s/></text:p>
      <text:p text:style-name="Standard"/>
      <text:p text:style-name="Standard"><text:soft-page-break/>So your inbox is full because Google’s security model treats persistence as suspicious. <text:s/></text:p>
      <text:p text:style-name="Standard"/>
      <text:p text:style-name="Standard">You can safely ignore or delete those notices. They’re purely informational; no further action required unless one appears at a time you *didn’t* try to log in (then, sure, panic a little). <text:s/></text:p>
      <text:p text:style-name="Standard"/>
      <text:p text:style-name="Standard">To stop the flood in the future: <text:s/></text:p>
      <text:p text:style-name="Standard">- Don’t start recovery unless you actually need it. <text:s/></text:p>
      <text:p text:style-name="Standard">- Stay signed in on a trusted browser. <text:s/></text:p>
      <text:p text:style-name="Standard">- Maybe add that second recovery email or phone number so you never trigger the “prove it again” routine. <text:s/></text:p>
      <text:p text:style-name="Standard"/>
      <text:p text:style-name="Standard">Right now, all those “recovered successfully” emails are just Google’s way of saying, *“Wow, you really earned this login.”*&lt;/div&gt;&lt;/pre&gt;&lt;pre class="message"&gt;&lt;div class="author"&gt;user&lt;/div&gt;&lt;div&gt;well i got you in brave usually&lt;/div&gt;&lt;/pre&gt;&lt;pre class="message"&gt;&lt;div class="author"&gt;ChatGPT&lt;/div&gt;&lt;div&gt;That’s fine — Brave plays nicely with Google sign-in; it just blocks a lot of the little tracking scripts that normal Chrome lets sneak through. The only real catch is that those privacy shields can sometimes make OAuth act like you’ve never logged in before. <text:s/></text:p>
      <text:p text:style-name="Standard"/>
      <text:p text:style-name="Standard">If you want a stable, drama-free setup: <text:s/></text:p>
      <text:p text:style-name="Standard"/>
      <text:p text:style-name="Standard">1. **Keep one profile just for ChatGPT.** <text:s/></text:p>
      <text:p text:style-name="Standard"><text:s text:c="3"/>Don’t juggle both Google accounts inside that same Brave profile. Stay signed in only as `our8231@gmail.com`. <text:s/></text:p>
      <text:p text:style-name="Standard"/>
      <text:p text:style-name="Standard">2. **Whitelabel ChatGPT’s cookies.** <text:s/></text:p>
      <text:p text:style-name="Standard"><text:s text:c="3"/>In Brave, go to **Settings → Shields → Cookies and site data** and make sure `chat.openai.com` isn’t being cleared on exit. If Brave wipes cookies, you’ll get logged out and Google will start the whole “verify it’s you” opera again. <text:s/></text:p>
      <text:p text:style-name="Standard"/>
      <text:p text:style-name="Standard">3. **Avoid Incognito for ChatGPT.** <text:s/></text:p>
      <text:p text:style-name="Standard"><text:s text:c="3"/>Private windows nuke cookies the moment you close them — great for secrecy, terrible for sanity. <text:s/></text:p>
      <text:p text:style-name="Standard"/>
      <text:p text:style-name="Standard">4. **When the Google login screen pops up,** double-check that little email under your avatar before clicking *Continue.* It should say `our8231@gmail.com`. If it shows your other address, hit *“Use another account”* and pick the right one. <text:s/></text:p>
      <text:p text:style-name="Standard"/>
      <text:p text:style-name="Standard">Follow that rhythm and Brave will remember who you are instead of treating you like an untrustworthy twin every morning.&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6:13.023871640</meta:creation-date>
    <dc:date>2025-11-14T21:36:34.369001043</dc:date>
    <meta:editing-duration>PT22S</meta:editing-duration>
    <meta:editing-cycles>1</meta:editing-cycles>
    <meta:document-statistic meta:table-count="0" meta:image-count="0" meta:object-count="0" meta:page-count="42" meta:paragraph-count="1027" meta:word-count="14200" meta:character-count="96184" meta:non-whitespace-character-count="81540"/>
    <meta:generator>LibreOffice/24.2.7.2$Linux_X86_64 LibreOffice_project/420$Build-2</meta:generator>
  </office:meta>
</office:document-meta>
</file>